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3"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4"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5" style:parent-style-name="Standard" style:family="paragraph">
      <style:paragraph-properties fo:text-align="justify"/>
    </style:style>
    <style:style style:name="P6" style:parent-style-name="Standard" style:family="paragraph">
      <style:paragraph-properties fo:text-align="justify" fo:margin-right="0.1958in"/>
    </style:style>
    <style:style style:name="P7" style:parent-style-name="Standard" style:family="paragraph">
      <style:paragraph-properties fo:text-align="justify" fo:margin-right="0.1958in"/>
    </style:style>
    <style:style style:name="P8" style:parent-style-name="Standard" style:family="paragraph">
      <style:paragraph-properties fo:text-align="justify" fo:margin-right="0.1958in"/>
    </style:style>
    <style:style style:name="P9" style:parent-style-name="Standard" style:family="paragraph">
      <style:paragraph-properties fo:text-align="justify"/>
    </style:style>
    <style:style style:name="P10" style:parent-style-name="Standard" style:family="paragraph">
      <style:paragraph-properties fo:text-align="justify" fo:margin-right="0.1958in"/>
    </style:style>
    <style:style style:name="P11" style:parent-style-name="Standard" style:family="paragraph">
      <style:paragraph-properties fo:text-align="justify"/>
    </style:style>
    <style:style style:name="P12" style:parent-style-name="Standard" style:family="paragraph">
      <style:paragraph-properties fo:text-align="justify" fo:margin-right="0.1958in"/>
    </style:style>
    <style:style style:name="P13" style:parent-style-name="Standard" style:family="paragraph">
      <style:paragraph-properties fo:text-align="justify" fo:margin-right="0.1958in"/>
    </style:style>
    <style:style style:name="P14" style:parent-style-name="Standard" style:family="paragraph">
      <style:paragraph-properties fo:text-align="justify"/>
    </style:style>
    <style:style style:name="P15" style:parent-style-name="Standard" style:family="paragraph">
      <style:paragraph-properties fo:text-align="justify" fo:margin-right="0.1958in"/>
    </style:style>
    <style:style style:name="P16" style:parent-style-name="Standard" style:family="paragraph">
      <style:paragraph-properties fo:text-align="justify"/>
    </style:style>
    <style:style style:name="P17" style:parent-style-name="Standard" style:family="paragraph">
      <style:paragraph-properties fo:text-align="justify" fo:margin-right="0.1958in"/>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fo:margin-right="0.1958in"/>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fo:margin-right="0.1958in"/>
    </style:style>
    <style:style style:name="P24" style:parent-style-name="Standard" style:family="paragraph">
      <style:paragraph-properties fo:text-align="justify"/>
    </style:style>
    <style:style style:name="P25" style:parent-style-name="Standard" style:family="paragraph">
      <style:paragraph-properties fo:text-align="justify" fo:margin-right="0.1958in"/>
    </style:style>
    <style:style style:name="P26" style:parent-style-name="Standard" style:family="paragraph">
      <style:paragraph-properties fo:text-align="justify" fo:margin-right="0.1958in"/>
    </style:style>
    <style:style style:name="P27" style:parent-style-name="Standard" style:family="paragraph">
      <style:paragraph-properties fo:text-align="justify" fo:margin-right="0.1958in"/>
    </style:style>
    <style:style style:name="P28" style:parent-style-name="Standard" style:family="paragraph">
      <style:paragraph-properties fo:text-align="justify" fo:margin-right="0.1958in"/>
    </style:style>
    <style:style style:name="P29" style:parent-style-name="Standard" style:family="paragraph">
      <style:paragraph-properties fo:text-align="justify" fo:margin-right="0.1958in"/>
    </style:style>
    <style:style style:name="P30" style:parent-style-name="Standard" style:family="paragraph">
      <style:paragraph-properties fo:text-align="justify" fo:margin-right="0.1958in"/>
    </style:style>
    <style:style style:name="P31" style:parent-style-name="Standard" style:family="paragraph">
      <style:paragraph-properties fo:text-align="justify" fo:margin-right="0.1958in"/>
    </style:style>
    <style:style style:name="P32" style:parent-style-name="Standard" style:family="paragraph">
      <style:paragraph-properties fo:text-align="justify" fo:margin-right="0.1958in"/>
    </style:style>
    <style:style style:name="P33" style:parent-style-name="Standard" style:family="paragraph">
      <style:paragraph-properties fo:text-align="justify" fo:margin-right="0.1958in"/>
    </style:style>
    <style:style style:name="P34" style:parent-style-name="Standard" style:family="paragraph">
      <style:paragraph-properties fo:text-align="justify" fo:margin-right="0.1958in"/>
    </style:style>
    <style:style style:name="P35" style:parent-style-name="Standard" style:family="paragraph">
      <style:paragraph-properties fo:text-align="justify" fo:margin-right="0.1958in"/>
    </style:style>
    <style:style style:name="P36" style:parent-style-name="Standard" style:family="paragraph">
      <style:paragraph-properties fo:text-align="justify" fo:margin-right="0.1958in"/>
    </style:style>
    <style:style style:name="P37" style:parent-style-name="Standard" style:family="paragraph">
      <style:paragraph-properties fo:text-align="justify" fo:margin-right="0.1958in"/>
    </style:style>
    <style:style style:name="P38" style:parent-style-name="Standard" style:family="paragraph">
      <style:paragraph-properties fo:text-align="justify" fo:margin-right="0.1958in"/>
    </style:style>
    <style:style style:name="P39" style:parent-style-name="Standard" style:family="paragraph">
      <style:paragraph-properties fo:text-align="justify" fo:margin-right="0.1958in"/>
    </style:style>
    <style:style style:name="P40" style:parent-style-name="Standard" style:family="paragraph">
      <style:paragraph-properties fo:text-align="justify" fo:margin-right="0.1958in"/>
    </style:style>
    <style:style style:name="P41" style:parent-style-name="Standard" style:family="paragraph">
      <style:paragraph-properties fo:text-align="justify" fo:margin-right="0.1958in"/>
      <style:text-properties fo:language="en" fo:country="US"/>
    </style:style>
    <style:style style:name="P42" style:parent-style-name="Standard" style:family="paragraph">
      <style:paragraph-properties fo:text-align="justify" fo:margin-right="0.1958in"/>
    </style:style>
    <style:style style:name="P43" style:parent-style-name="Standard" style:family="paragraph">
      <style:paragraph-properties fo:text-align="justify" fo:margin-right="0.1958in"/>
    </style:style>
    <style:style style:name="P44" style:parent-style-name="Standard" style:family="paragraph">
      <style:paragraph-properties fo:text-align="justify"/>
    </style:style>
    <style:style style:name="P45" style:parent-style-name="Standard" style:family="paragraph">
      <style:paragraph-properties fo:text-align="justify" fo:margin-right="0.1958in"/>
    </style:style>
    <style:style style:name="P46" style:parent-style-name="Standard" style:family="paragraph">
      <style:paragraph-properties fo:text-align="justify" fo:margin-right="0.1958in"/>
    </style:style>
    <style:style style:name="P47" style:parent-style-name="Standard" style:family="paragraph">
      <style:paragraph-properties fo:text-align="justify"/>
    </style:style>
    <style:style style:name="P48" style:parent-style-name="Standard" style:family="paragraph">
      <style:paragraph-properties fo:text-align="justify" fo:margin-right="0.1958in"/>
    </style:style>
    <style:style style:name="P49" style:parent-style-name="Standard" style:family="paragraph">
      <style:paragraph-properties fo:text-align="justify"/>
    </style:style>
    <style:style style:name="P50" style:parent-style-name="Standard" style:family="paragraph">
      <style:paragraph-properties fo:text-align="justify" fo:margin-right="0.1958in"/>
    </style:style>
    <style:style style:name="P51" style:parent-style-name="Standard" style:family="paragraph">
      <style:paragraph-properties fo:text-align="justify"/>
    </style:style>
    <style:style style:name="P52" style:parent-style-name="Standard" style:family="paragraph">
      <style:paragraph-properties fo:text-align="justify" fo:margin-right="0.1958in"/>
    </style:style>
    <style:style style:name="P53" style:parent-style-name="Standard" style:family="paragraph">
      <style:paragraph-properties fo:text-align="justify"/>
    </style:style>
    <style:style style:name="P54" style:parent-style-name="Standard" style:family="paragraph">
      <style:paragraph-properties fo:text-align="justify" fo:margin-right="0.1958in"/>
    </style:style>
    <style:style style:name="P55" style:parent-style-name="Standard" style:family="paragraph">
      <style:paragraph-properties fo:text-align="justify"/>
    </style:style>
    <style:style style:name="P56" style:parent-style-name="Standard" style:family="paragraph">
      <style:paragraph-properties fo:text-align="justify" fo:margin-right="0.1958in"/>
    </style:style>
    <style:style style:name="P57" style:parent-style-name="Standard" style:family="paragraph">
      <style:paragraph-properties fo:text-align="justify" fo:margin-right="0.1958in"/>
    </style:style>
    <style:style style:name="P58" style:parent-style-name="Standard" style:family="paragraph">
      <style:paragraph-properties fo:text-align="justify"/>
    </style:style>
    <style:style style:name="P59" style:parent-style-name="Standard" style:family="paragraph">
      <style:paragraph-properties fo:text-align="justify" fo:margin-right="0.1958in"/>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fo:margin-right="0.1958in"/>
    </style:style>
    <style:style style:name="P63" style:parent-style-name="Standard" style:family="paragraph">
      <style:paragraph-properties fo:text-align="justify"/>
    </style:style>
    <style:style style:name="P64" style:parent-style-name="Standard" style:family="paragraph">
      <style:paragraph-properties fo:text-align="justify" fo:margin-right="0.1958in"/>
    </style:style>
    <style:style style:name="P65" style:parent-style-name="Standard" style:family="paragraph">
      <style:paragraph-properties fo:text-align="justify"/>
    </style:style>
    <style:style style:name="P66" style:parent-style-name="Standard" style:family="paragraph">
      <style:paragraph-properties fo:text-align="justify" fo:margin-right="0.1958in"/>
    </style:style>
    <style:style style:name="P67" style:parent-style-name="Standard" style:family="paragraph">
      <style:paragraph-properties fo:text-align="justify"/>
    </style:style>
    <style:style style:name="P68" style:parent-style-name="Standard" style:family="paragraph">
      <style:paragraph-properties fo:text-align="justify" fo:margin-right="0.1958in"/>
    </style:style>
    <style:style style:name="P69" style:parent-style-name="Standard" style:family="paragraph">
      <style:paragraph-properties fo:text-align="justify"/>
    </style:style>
    <style:style style:name="P70" style:parent-style-name="Standard" style:family="paragraph">
      <style:paragraph-properties fo:text-align="justify" fo:margin-right="0.1958in"/>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fo:margin-right="0.1958in"/>
    </style:style>
    <style:style style:name="P74" style:parent-style-name="Standard" style:family="paragraph">
      <style:paragraph-properties fo:text-align="justify"/>
    </style:style>
    <style:style style:name="P75" style:parent-style-name="Standard" style:family="paragraph">
      <style:paragraph-properties fo:text-align="justify" fo:margin-right="0.1958in"/>
    </style:style>
    <style:style style:name="P76" style:parent-style-name="Standard" style:family="paragraph">
      <style:paragraph-properties fo:text-align="justify"/>
    </style:style>
    <style:style style:name="P77" style:parent-style-name="Standard" style:family="paragraph">
      <style:paragraph-properties fo:text-align="justify" fo:margin-right="0.1958in"/>
    </style:style>
    <style:style style:name="P78" style:parent-style-name="Standard" style:family="paragraph">
      <style:paragraph-properties fo:text-align="justify"/>
    </style:style>
    <style:style style:name="P79" style:parent-style-name="Standard" style:family="paragraph">
      <style:paragraph-properties fo:text-align="justify" fo:margin-right="0.1958in"/>
    </style:style>
    <style:style style:name="P80" style:parent-style-name="Standard" style:family="paragraph">
      <style:paragraph-properties fo:text-align="justify"/>
    </style:style>
    <style:style style:name="P81" style:parent-style-name="Standard" style:family="paragraph">
      <style:paragraph-properties fo:text-align="justify" fo:margin-right="0.1958in"/>
    </style:style>
    <style:style style:name="P82" style:parent-style-name="Standard" style:family="paragraph">
      <style:paragraph-properties fo:text-align="justify"/>
    </style:style>
    <style:style style:name="P83" style:parent-style-name="Standard" style:family="paragraph">
      <style:paragraph-properties fo:text-align="justify" fo:margin-right="0.1958in"/>
    </style:style>
    <style:style style:name="P84" style:parent-style-name="Standard" style:family="paragraph">
      <style:paragraph-properties fo:text-align="justify" fo:margin-right="0.1958in"/>
    </style:style>
    <style:style style:name="P85" style:parent-style-name="Standard" style:family="paragraph">
      <style:paragraph-properties fo:text-align="justify"/>
    </style:style>
    <style:style style:name="P86" style:parent-style-name="Standard" style:family="paragraph">
      <style:paragraph-properties fo:text-align="justify" fo:margin-right="0.1958in"/>
    </style:style>
    <style:style style:name="P87" style:parent-style-name="Standard" style:family="paragraph">
      <style:paragraph-properties fo:text-align="justify"/>
    </style:style>
    <style:style style:name="P88" style:parent-style-name="Standard" style:family="paragraph">
      <style:paragraph-properties fo:text-align="justify" fo:margin-right="0.1958in"/>
    </style:style>
    <style:style style:name="P89" style:parent-style-name="Standard" style:family="paragraph">
      <style:paragraph-properties fo:text-align="justify"/>
    </style:style>
    <style:style style:name="P90" style:parent-style-name="Standard" style:family="paragraph">
      <style:paragraph-properties fo:text-align="justify" fo:margin-right="0.1958in"/>
    </style:style>
    <style:style style:name="P91" style:parent-style-name="Standard" style:family="paragraph">
      <style:paragraph-properties fo:text-align="justify"/>
    </style:style>
    <style:style style:name="P92" style:parent-style-name="Standard" style:family="paragraph">
      <style:paragraph-properties fo:text-align="justify" fo:margin-right="0.1958in"/>
    </style:style>
    <style:style style:name="P93" style:parent-style-name="Standard" style:family="paragraph">
      <style:paragraph-properties fo:text-align="justify" fo:margin-right="0.1958in"/>
    </style:style>
    <style:style style:name="P94" style:parent-style-name="Standard" style:family="paragraph">
      <style:paragraph-properties fo:text-align="justify"/>
    </style:style>
    <style:style style:name="P95" style:parent-style-name="Standard" style:family="paragraph">
      <style:paragraph-properties fo:text-align="justify" fo:margin-right="0.1958in"/>
    </style:style>
    <style:style style:name="P96" style:parent-style-name="Standard" style:family="paragraph">
      <style:paragraph-properties fo:text-align="justify"/>
    </style:style>
    <style:style style:name="P97" style:parent-style-name="Standard" style:family="paragraph">
      <style:paragraph-properties fo:text-align="justify" fo:margin-right="0.1958in"/>
    </style:style>
    <style:style style:name="P98" style:parent-style-name="Standard" style:family="paragraph">
      <style:paragraph-properties fo:text-align="justify" fo:margin-right="0.1958in"/>
    </style:style>
    <style:style style:name="P99" style:parent-style-name="Standard" style:family="paragraph">
      <style:paragraph-properties fo:text-align="justify" fo:margin-right="0.1958in"/>
    </style:style>
    <style:style style:name="P100" style:parent-style-name="Standard" style:family="paragraph">
      <style:paragraph-properties fo:text-align="justify" fo:margin-right="0.1958in"/>
    </style:style>
    <style:style style:name="P101" style:parent-style-name="Standard" style:family="paragraph">
      <style:paragraph-properties fo:text-align="justify" fo:margin-right="0.1958in"/>
    </style:style>
    <style:style style:name="P102" style:parent-style-name="Standard" style:family="paragraph">
      <style:paragraph-properties fo:text-align="justify"/>
    </style:style>
    <style:style style:name="P103" style:parent-style-name="Standard" style:family="paragraph">
      <style:paragraph-properties fo:text-align="justify" fo:margin-right="0.1958in"/>
    </style:style>
    <style:style style:name="P104" style:parent-style-name="Standard" style:family="paragraph">
      <style:paragraph-properties fo:text-align="justify" fo:margin-right="0.1958in"/>
    </style:style>
    <style:style style:name="P105" style:parent-style-name="Standard" style:family="paragraph">
      <style:paragraph-properties fo:text-align="justify"/>
    </style:style>
    <style:style style:name="P106" style:parent-style-name="Standard" style:family="paragraph">
      <style:paragraph-properties fo:text-align="justify" fo:margin-right="0.1958in"/>
    </style:style>
    <style:style style:name="P107" style:parent-style-name="Standard" style:family="paragraph">
      <style:paragraph-properties fo:text-align="justify"/>
    </style:style>
    <style:style style:name="P108" style:parent-style-name="Standard" style:family="paragraph">
      <style:paragraph-properties fo:text-align="justify" fo:margin-right="0.1958in"/>
    </style:style>
    <style:style style:name="P109" style:parent-style-name="Standard" style:family="paragraph">
      <style:paragraph-properties fo:text-align="justify"/>
    </style:style>
    <style:style style:name="P110" style:parent-style-name="Standard" style:family="paragraph">
      <style:paragraph-properties fo:text-align="justify" fo:margin-right="0.1958in"/>
    </style:style>
    <style:style style:name="P111" style:parent-style-name="Standard" style:family="paragraph">
      <style:paragraph-properties fo:text-align="justify"/>
    </style:style>
    <style:style style:name="P112" style:parent-style-name="Standard" style:family="paragraph">
      <style:paragraph-properties fo:text-align="justify" fo:margin-right="0.1958in"/>
    </style:style>
    <style:style style:name="P113" style:parent-style-name="Standard" style:family="paragraph">
      <style:paragraph-properties fo:text-align="justify" fo:margin-right="0.1958in"/>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fo:margin-right="0.1958in"/>
    </style:style>
    <style:style style:name="P117" style:parent-style-name="Standard" style:family="paragraph">
      <style:paragraph-properties fo:text-align="justify" fo:margin-right="0.1958in"/>
    </style:style>
    <style:style style:name="P118" style:parent-style-name="Standard" style:family="paragraph">
      <style:paragraph-properties fo:text-align="justify"/>
    </style:style>
    <style:style style:name="P119" style:parent-style-name="Standard" style:family="paragraph">
      <style:paragraph-properties fo:text-align="justify" fo:margin-right="0.1958in"/>
    </style:style>
    <style:style style:name="P120" style:parent-style-name="Standard" style:family="paragraph">
      <style:paragraph-properties fo:text-align="justify"/>
    </style:style>
    <style:style style:name="P121" style:parent-style-name="Standard" style:family="paragraph">
      <style:paragraph-properties fo:text-align="justify" fo:margin-right="0.1958in"/>
    </style:style>
    <style:style style:name="P122" style:parent-style-name="Standard" style:family="paragraph">
      <style:paragraph-properties fo:text-align="justify" fo:margin-right="0.1958in"/>
    </style:style>
    <style:style style:name="P123" style:parent-style-name="Standard" style:family="paragraph">
      <style:paragraph-properties fo:text-align="justify" fo:margin-right="0.1958in"/>
    </style:style>
    <style:style style:name="P124" style:parent-style-name="Standard" style:family="paragraph">
      <style:paragraph-properties fo:text-align="justify" fo:margin-right="0.1958in"/>
    </style:style>
    <style:style style:name="P125" style:parent-style-name="Standard" style:family="paragraph">
      <style:paragraph-properties fo:text-align="justify"/>
    </style:style>
    <style:style style:name="P126" style:parent-style-name="Standard" style:family="paragraph">
      <style:paragraph-properties fo:text-align="justify" fo:margin-right="0.1958in"/>
    </style:style>
    <style:style style:name="P127" style:parent-style-name="Standard" style:family="paragraph">
      <style:paragraph-properties fo:text-align="justify"/>
    </style:style>
    <style:style style:name="P128" style:parent-style-name="Standard" style:family="paragraph">
      <style:paragraph-properties fo:text-align="justify" fo:margin-right="0.1958in"/>
    </style:style>
    <style:style style:name="P129" style:parent-style-name="Standard" style:family="paragraph">
      <style:paragraph-properties fo:text-align="justify"/>
    </style:style>
    <style:style style:name="P130" style:parent-style-name="Standard" style:family="paragraph">
      <style:paragraph-properties fo:text-align="justify" fo:margin-right="0.1958in"/>
    </style:style>
    <style:style style:name="P131" style:parent-style-name="Standard" style:family="paragraph">
      <style:paragraph-properties fo:text-align="justify"/>
    </style:style>
    <style:style style:name="P132" style:parent-style-name="Standard" style:family="paragraph">
      <style:paragraph-properties fo:text-align="justify" fo:margin-right="0.1958in"/>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fo:margin-right="0.1958in"/>
    </style:style>
    <style:style style:name="P136" style:parent-style-name="Standard" style:family="paragraph">
      <style:paragraph-properties fo:text-align="justify"/>
    </style:style>
    <style:style style:name="P137" style:parent-style-name="Standard" style:family="paragraph">
      <style:paragraph-properties fo:text-align="justify" fo:margin-right="0.1958in"/>
    </style:style>
    <style:style style:name="P138" style:parent-style-name="Standard" style:family="paragraph">
      <style:paragraph-properties fo:text-align="justify"/>
    </style:style>
    <style:style style:name="P139" style:parent-style-name="Standard" style:family="paragraph">
      <style:paragraph-properties fo:text-align="justify" fo:margin-right="0.1958in"/>
    </style:style>
    <style:style style:name="P140" style:parent-style-name="Standard" style:family="paragraph">
      <style:paragraph-properties fo:text-align="justify"/>
    </style:style>
    <style:style style:name="P141" style:parent-style-name="Standard" style:family="paragraph">
      <style:paragraph-properties fo:text-align="justify" fo:margin-right="0.1958in"/>
    </style:style>
    <style:style style:name="P142" style:parent-style-name="Standard" style:family="paragraph">
      <style:paragraph-properties fo:text-align="justify"/>
    </style:style>
    <style:style style:name="P143" style:parent-style-name="Standard" style:family="paragraph">
      <style:paragraph-properties fo:text-align="justify" fo:margin-right="0.1958in"/>
    </style:style>
    <style:style style:name="P144" style:parent-style-name="Standard" style:family="paragraph">
      <style:paragraph-properties fo:text-align="justify"/>
    </style:style>
    <style:style style:name="P145" style:parent-style-name="Standard" style:family="paragraph">
      <style:paragraph-properties fo:text-align="justify" fo:margin-right="0.1958in"/>
    </style:style>
    <style:style style:name="P146" style:parent-style-name="Standard" style:family="paragraph">
      <style:paragraph-properties fo:text-align="justify"/>
    </style:style>
    <style:style style:name="P147" style:parent-style-name="Standard" style:family="paragraph">
      <style:paragraph-properties fo:text-align="justify" fo:margin-right="0.1958in"/>
    </style:style>
    <style:style style:name="P148" style:parent-style-name="Standard" style:family="paragraph">
      <style:paragraph-properties fo:text-align="justify" fo:margin-right="0.1958in"/>
    </style:style>
    <style:style style:name="P149" style:parent-style-name="Standard" style:family="paragraph">
      <style:paragraph-properties fo:text-align="justify" fo:margin-right="0.1958in"/>
    </style:style>
    <style:style style:name="P150" style:parent-style-name="Standard" style:family="paragraph">
      <style:paragraph-properties fo:text-align="justify"/>
    </style:style>
    <style:style style:name="P151" style:parent-style-name="Standard" style:family="paragraph">
      <style:paragraph-properties fo:text-align="justify" fo:margin-right="0.1958in"/>
    </style:style>
    <style:style style:name="P152" style:parent-style-name="Standard" style:family="paragraph">
      <style:paragraph-properties fo:text-align="justify"/>
    </style:style>
    <style:style style:name="P153" style:parent-style-name="Standard" style:family="paragraph">
      <style:paragraph-properties fo:text-align="justify" fo:margin-right="0.1958in"/>
    </style:style>
    <style:style style:name="P154" style:parent-style-name="Standard" style:family="paragraph">
      <style:paragraph-properties fo:text-align="justify" fo:margin-right="0.1958in"/>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fo:margin-right="0.1958in"/>
    </style:style>
    <style:style style:name="P158" style:parent-style-name="Standard" style:family="paragraph">
      <style:paragraph-properties fo:text-align="justify"/>
    </style:style>
    <style:style style:name="P159" style:parent-style-name="Standard" style:family="paragraph">
      <style:paragraph-properties fo:text-align="justify" fo:margin-right="0.1958in"/>
    </style:style>
    <style:style style:name="P160" style:parent-style-name="Standard" style:family="paragraph">
      <style:paragraph-properties fo:text-align="justify"/>
    </style:style>
    <style:style style:name="P161" style:parent-style-name="Standard" style:family="paragraph">
      <style:paragraph-properties fo:text-align="justify" fo:margin-right="0.1958in"/>
    </style:style>
    <style:style style:name="P162" style:parent-style-name="Standard" style:family="paragraph">
      <style:paragraph-properties fo:text-align="justify"/>
    </style:style>
    <style:style style:name="P163" style:parent-style-name="Standard" style:family="paragraph">
      <style:paragraph-properties fo:text-align="justify" fo:margin-right="0.1958in"/>
    </style:style>
    <style:style style:name="P164" style:parent-style-name="Standard" style:family="paragraph">
      <style:paragraph-properties fo:text-align="justify"/>
    </style:style>
    <style:style style:name="P165" style:parent-style-name="Standard" style:family="paragraph">
      <style:paragraph-properties fo:text-align="justify" fo:margin-right="0.1958in"/>
    </style:style>
    <style:style style:name="P166" style:parent-style-name="Standard" style:family="paragraph">
      <style:paragraph-properties fo:text-align="justify"/>
    </style:style>
    <style:style style:name="P167" style:parent-style-name="Standard" style:family="paragraph">
      <style:paragraph-properties fo:text-align="justify" fo:margin-right="0.1958in"/>
    </style:style>
    <style:style style:name="P168" style:parent-style-name="Standard" style:family="paragraph">
      <style:paragraph-properties fo:text-align="justify"/>
    </style:style>
    <style:style style:name="P169" style:parent-style-name="Standard" style:family="paragraph">
      <style:paragraph-properties fo:text-align="justify" fo:margin-right="0.1958in"/>
    </style:style>
    <style:style style:name="P170" style:parent-style-name="Standard" style:family="paragraph">
      <style:paragraph-properties fo:text-align="justify"/>
    </style:style>
    <style:style style:name="P171" style:parent-style-name="Standard" style:family="paragraph">
      <style:paragraph-properties fo:text-align="justify" fo:margin-right="0.1958in"/>
    </style:style>
    <style:style style:name="P172" style:parent-style-name="Standard" style:family="paragraph">
      <style:paragraph-properties fo:text-align="justify"/>
    </style:style>
    <style:style style:name="P173" style:parent-style-name="Standard" style:family="paragraph">
      <style:paragraph-properties fo:text-align="justify" fo:margin-right="0.1958in"/>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fo:margin-right="0.1958in"/>
    </style:style>
    <style:style style:name="P177" style:parent-style-name="Standard" style:family="paragraph">
      <style:paragraph-properties fo:text-align="justify" fo:margin-right="0.1958in"/>
    </style:style>
    <style:style style:name="P178" style:parent-style-name="Standard" style:family="paragraph">
      <style:paragraph-properties fo:text-align="justify"/>
    </style:style>
    <style:style style:name="P179" style:parent-style-name="Standard" style:family="paragraph">
      <style:paragraph-properties fo:text-align="justify" fo:margin-right="0.1958in"/>
    </style:style>
    <style:style style:name="P180" style:parent-style-name="Standard" style:family="paragraph">
      <style:paragraph-properties fo:text-align="justify"/>
    </style:style>
    <style:style style:name="P181" style:parent-style-name="Standard" style:family="paragraph">
      <style:paragraph-properties fo:text-align="justify" fo:margin-right="0.1958in"/>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fo:margin-right="0.1958in"/>
    </style:style>
    <style:style style:name="P185" style:parent-style-name="Standard" style:family="paragraph">
      <style:paragraph-properties fo:text-align="justify"/>
    </style:style>
    <style:style style:name="P186" style:parent-style-name="Standard" style:family="paragraph">
      <style:paragraph-properties fo:text-align="justify" fo:margin-right="0.1958in"/>
    </style:style>
    <style:style style:name="P187" style:parent-style-name="Standard" style:family="paragraph">
      <style:paragraph-properties fo:text-align="justify"/>
    </style:style>
    <style:style style:name="P188" style:parent-style-name="Standard" style:family="paragraph">
      <style:paragraph-properties fo:text-align="justify" fo:margin-right="0.1958in"/>
    </style:style>
    <style:style style:name="P189" style:parent-style-name="Standard" style:family="paragraph">
      <style:paragraph-properties fo:text-align="justify"/>
    </style:style>
    <style:style style:name="P190" style:parent-style-name="Standard" style:family="paragraph">
      <style:paragraph-properties fo:text-align="justify" fo:margin-right="0.1958in"/>
    </style:style>
    <style:style style:name="P191" style:parent-style-name="Standard" style:family="paragraph">
      <style:paragraph-properties fo:text-align="justify"/>
    </style:style>
    <style:style style:name="P192" style:parent-style-name="Standard" style:family="paragraph">
      <style:paragraph-properties fo:text-align="justify" fo:margin-right="0.1958in"/>
    </style:style>
    <style:style style:name="P193" style:parent-style-name="Standard" style:family="paragraph">
      <style:paragraph-properties fo:text-align="justify"/>
    </style:style>
    <style:style style:name="P194" style:parent-style-name="Standard" style:family="paragraph">
      <style:paragraph-properties fo:text-align="justify" fo:margin-right="0.1958in"/>
    </style:style>
    <style:style style:name="P195" style:parent-style-name="Standard" style:family="paragraph">
      <style:paragraph-properties fo:text-align="justify"/>
    </style:style>
    <style:style style:name="P196" style:parent-style-name="Standard" style:family="paragraph">
      <style:paragraph-properties fo:text-align="justify" fo:margin-right="0.1958in"/>
    </style:style>
    <style:style style:name="P197" style:parent-style-name="Standard" style:family="paragraph">
      <style:paragraph-properties fo:text-align="justify"/>
    </style:style>
    <style:style style:name="P198" style:parent-style-name="Standard" style:family="paragraph">
      <style:paragraph-properties fo:text-align="justify" fo:margin-right="0.1958in"/>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fo:margin-right="0.1958in"/>
    </style:style>
    <style:style style:name="P203" style:parent-style-name="Standard" style:family="paragraph">
      <style:paragraph-properties fo:text-align="justify"/>
    </style:style>
    <style:style style:name="P204" style:parent-style-name="Standard" style:family="paragraph">
      <style:paragraph-properties fo:text-align="justify" fo:margin-right="0.1958in"/>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fo:margin-right="0.1958in"/>
    </style:style>
    <style:style style:name="P208" style:parent-style-name="Standard" style:family="paragraph">
      <style:paragraph-properties fo:text-align="justify"/>
    </style:style>
    <style:style style:name="P209" style:parent-style-name="Standard" style:family="paragraph">
      <style:paragraph-properties fo:text-align="justify" fo:margin-right="0.1958in"/>
    </style:style>
    <style:style style:name="P210" style:parent-style-name="Standard" style:family="paragraph">
      <style:paragraph-properties fo:text-align="justify"/>
    </style:style>
    <style:style style:name="P211" style:parent-style-name="Standard" style:family="paragraph">
      <style:paragraph-properties fo:text-align="justify" fo:margin-right="0.1958in"/>
    </style:style>
    <style:style style:name="P212" style:parent-style-name="Standard" style:family="paragraph">
      <style:paragraph-properties fo:text-align="justify"/>
    </style:style>
    <style:style style:name="P213" style:parent-style-name="Standard" style:family="paragraph">
      <style:paragraph-properties fo:text-align="justify" fo:margin-right="0.1958in"/>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fo:margin-right="0.1958in"/>
    </style:style>
    <style:style style:name="P217" style:parent-style-name="Standard" style:family="paragraph">
      <style:paragraph-properties fo:text-align="justify"/>
    </style:style>
    <style:style style:name="P218" style:parent-style-name="Standard" style:family="paragraph">
      <style:paragraph-properties fo:text-align="justify" fo:margin-right="0.1958in"/>
    </style:style>
    <style:style style:name="P219" style:parent-style-name="Standard" style:family="paragraph">
      <style:paragraph-properties fo:text-align="justify"/>
    </style:style>
    <style:style style:name="P220" style:parent-style-name="Standard" style:family="paragraph">
      <style:paragraph-properties fo:text-align="justify" fo:margin-right="0.1958in"/>
    </style:style>
    <style:style style:name="P221" style:parent-style-name="Standard" style:family="paragraph">
      <style:paragraph-properties fo:text-align="justify"/>
    </style:style>
    <style:style style:name="P222" style:parent-style-name="Standard" style:family="paragraph">
      <style:paragraph-properties fo:text-align="justify" fo:margin-right="0.1958in"/>
    </style:style>
    <style:style style:name="P223" style:parent-style-name="Standard" style:family="paragraph">
      <style:paragraph-properties fo:text-align="justify"/>
    </style:style>
    <style:style style:name="P224" style:parent-style-name="Standard" style:family="paragraph">
      <style:paragraph-properties fo:text-align="justify" fo:margin-right="0.1958in"/>
    </style:style>
    <style:style style:name="P225" style:parent-style-name="Standard" style:family="paragraph">
      <style:paragraph-properties fo:text-align="justify"/>
    </style:style>
    <style:style style:name="P226" style:parent-style-name="Standard" style:family="paragraph">
      <style:paragraph-properties fo:text-align="justify" fo:margin-right="0.1958in"/>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fo:margin-right="0.1958in"/>
    </style:style>
    <style:style style:name="P230" style:parent-style-name="Standard" style:family="paragraph">
      <style:paragraph-properties fo:text-align="justify"/>
    </style:style>
    <style:style style:name="P231" style:parent-style-name="Standard" style:family="paragraph">
      <style:paragraph-properties fo:text-align="justify" fo:margin-right="0.1958in"/>
    </style:style>
    <style:style style:name="P232" style:parent-style-name="Standard" style:family="paragraph">
      <style:paragraph-properties fo:text-align="justify" fo:margin-right="0.1958in"/>
    </style:style>
    <style:style style:name="P233" style:parent-style-name="Standard" style:family="paragraph">
      <style:paragraph-properties fo:text-align="justify"/>
    </style:style>
    <style:style style:name="P234" style:parent-style-name="Standard" style:family="paragraph">
      <style:paragraph-properties fo:text-align="justify" fo:margin-right="0.1958in"/>
    </style:style>
    <style:style style:name="P235" style:parent-style-name="Standard" style:family="paragraph">
      <style:paragraph-properties fo:text-align="justify" fo:margin-right="0.1958in"/>
    </style:style>
    <style:style style:name="P236" style:parent-style-name="Standard" style:family="paragraph">
      <style:paragraph-properties fo:text-align="justify" fo:margin-right="0.1958in"/>
    </style:style>
    <style:style style:name="P237" style:parent-style-name="Standard" style:family="paragraph">
      <style:paragraph-properties fo:text-align="justify" fo:margin-right="0.1958in"/>
    </style:style>
    <style:style style:name="P238" style:parent-style-name="Standard" style:family="paragraph">
      <style:paragraph-properties fo:text-align="justify" fo:margin-right="0.1958in"/>
    </style:style>
    <style:style style:name="P239" style:parent-style-name="Standard" style:family="paragraph">
      <style:paragraph-properties fo:text-align="justify" fo:margin-right="0.1958in"/>
    </style:style>
    <style:style style:name="P240" style:parent-style-name="Standard" style:family="paragraph">
      <style:paragraph-properties fo:text-align="justify" fo:margin-right="0.1958in"/>
    </style:style>
    <style:style style:name="P241" style:parent-style-name="Standard" style:family="paragraph">
      <style:paragraph-properties fo:text-align="justify" fo:margin-right="0.1958in"/>
    </style:style>
    <style:style style:name="P242" style:parent-style-name="Standard" style:family="paragraph">
      <style:paragraph-properties fo:text-align="justify" fo:margin-right="0.1958in"/>
    </style:style>
    <style:style style:name="P243" style:parent-style-name="Standard" style:family="paragraph">
      <style:paragraph-properties fo:text-align="justify" fo:margin-right="0.1958in"/>
    </style:style>
    <style:style style:name="P244" style:parent-style-name="Standard" style:family="paragraph">
      <style:paragraph-properties fo:text-align="justify" fo:margin-right="0.1958in"/>
    </style:style>
    <style:style style:name="P245" style:parent-style-name="Standard" style:family="paragraph">
      <style:paragraph-properties fo:text-align="justify" fo:margin-right="0.1958in"/>
    </style:style>
    <style:style style:name="P246" style:parent-style-name="Standard" style:family="paragraph">
      <style:paragraph-properties fo:text-align="justify" fo:margin-right="0.1958in"/>
    </style:style>
    <style:style style:name="P247" style:parent-style-name="Standard" style:family="paragraph">
      <style:paragraph-properties fo:text-align="justify" fo:margin-right="0.1958in"/>
    </style:style>
    <style:style style:name="P248" style:parent-style-name="Standard" style:family="paragraph">
      <style:paragraph-properties fo:text-align="justify" fo:margin-right="0.1958in"/>
    </style:style>
    <style:style style:name="P249" style:parent-style-name="Standard" style:family="paragraph">
      <style:paragraph-properties fo:text-align="justify" fo:margin-right="0.1958in"/>
    </style:style>
    <style:style style:name="P250" style:parent-style-name="Standard" style:family="paragraph">
      <style:paragraph-properties fo:text-align="justify" fo:margin-right="0.1958in"/>
    </style:style>
    <style:style style:name="P251" style:parent-style-name="Standard" style:family="paragraph">
      <style:paragraph-properties fo:text-align="justify" fo:margin-right="0.1958in"/>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fo:margin-right="0.1958in"/>
    </style:style>
    <style:style style:name="P255" style:parent-style-name="Standard" style:family="paragraph">
      <style:paragraph-properties fo:text-align="justify"/>
    </style:style>
    <style:style style:name="P256" style:parent-style-name="Standard" style:family="paragraph">
      <style:paragraph-properties fo:text-align="justify" fo:margin-right="0.1958in"/>
    </style:style>
  </office:automatic-styles>
  <office:body>
    <office:text text:use-soft-page-breaks="true">
      <text:p text:style-name="P1">FSD1249 Ydinjätepäätös 2001. Aineistoon ja sen tekijöihin tulee viitata asianmukaisesti kaikissa julkaisuissa ja esityksissä, joissa aineistoa käytetään. Tietoarkiston antaman malliviittaustiedon voi merkitä lähdeluetteloon sellaisenaan tai sitä voi muokata julkaisun käytäntöjen mukaisesti.</text:p>
      <text:p text:style-name="P3"/>
      <text:p text:style-name="P4">Aineisto on (A) vapaasti käytettävissä ilman rekisteröitymistä (CC BY 4.0).</text:p>
      <text:p text:style-name="P5"/>
      <text:p text:style-name="P6"><text:s/></text:p>
      <text:p text:style-name="P7"/>
      <text:p text:style-name="P8">YmVL 2/2001 vp - M 7/2000 vp</text:p>
      <text:p text:style-name="P9"/>
      <text:p text:style-name="P10"><text:s/>YMPÄRISTÖVALIOKUNNAN LAUSUNTO 2/2001 vp</text:p>
      <text:p text:style-name="P11"/>
      <text:p text:style-name="P12"><text:s/>Valtioneuvoston periaatepäätös 21 päivänä joulukuuta 2000 Posiva Oy:n hakemukseen</text:p>
      <text:p text:style-name="P13"><text:s/>Suomessa tuotetun käytetyn ydinpolttoaineen<text:s/>loppusijoituslaitoksen rakentamisesta</text:p>
      <text:p text:style-name="P14"/>
      <text:p text:style-name="P15"><text:s text:c="30"/>Talousvaliokunnalle</text:p>
      <text:p text:style-name="P16"/>
      <text:p text:style-name="P17"><text:s text:c="31"/>JOHDANTO</text:p>
      <text:p text:style-name="P18"/>
      <text:h text:style-name="Heading1" text:outline-level="1">Vireilletulo</text:h>
      <text:p text:style-name="P19"/>
      <text:p text:style-name="P20">Eduskunta on 7 päivänä helmikuuta 2001 lähettäessään valtioneuvoston periaatepäätöksen 21 päivänä joulukuuta 2000 Posiva Oy:n hakemukseen Suomessa tuotetun ydinpolttoaineen loppu­sijoituslaitoksen rakentamisesta (M 7/2000 vp ) valmistelevasti käsiteltäväksi talousvaliokuntaan samalla määrännyt, että ympäristövaliokunnan on annettava asiasta lausunto talousvaliokunnalle.</text:p>
      <text:p text:style-name="P21"/>
      <text:h text:style-name="Heading1" text:outline-level="1">Asiantuntijat</text:h>
      <text:p text:style-name="P22"/>
      <text:p text:style-name="P23">Valiokunnassa ovat olleet kuultavina</text:p>
      <text:p text:style-name="P24"/>
      <text:p text:style-name="P25">toimitusjohtaja Veijo Ryhänen, Posiva Oy</text:p>
      <text:p text:style-name="P26">teollisuusneuvos Jussi Manninen, ylitarkastaja Anne Väätäinen, kauppa- ja teollisuusministe­riö</text:p>
      <text:p text:style-name="P27">liikenneneuvos Seija Miettinen, liikenne- ja<text:s/>viestintäministeriö</text:p>
      <text:p text:style-name="P28">ylilääkäri Mikko Paunio, sosiaali- ja terveysministeriö</text:p>
      <text:p text:style-name="P29">ympäristöneuvos Olli Pahkala, ympäristöministeriö</text:p>
      <text:p text:style-name="P30">johtaja Mikael Hildén erikoistutkija Esa Rönkä, Suomen ympäristökeskus SYKE</text:p>
      <text:p text:style-name="P31">toimistopäällikkö Esko Ruokola, Säteilyturvakeskus<text:s/>STUK</text:p>
      <text:p text:style-name="P32">toimitusjohtaja Yrjö Sahrakorpi, Valtion ydinjätehuoltorahasto</text:p>
      <text:p text:style-name="P33">toimialapäällikkö Paavo Vuorela, Geologian tutkimuskeskus</text:p>
      <text:p text:style-name="P34">professori Rainer Salomaa, Teknillinen korkeakoulu</text:p>
      <text:p text:style-name="P35">tutkimusjohtaja Mikko Kara, VTT Energia</text:p>
      <text:p text:style-name="P36">kunnanjohtaja Juhani Niinimäki kunnanhallituksen puheenjohtaja Matti Valtonen</text:p>
      <text:p text:style-name="P37">kunnanvaltuutettu, hallituksen jäsen Heimo Nikula yhteistyöryhmän jäsen Unto Heinonen</text:p>
      <text:p text:style-name="P38">yhteistyöryhmän jäsen Pentti Salonen, Eurajoen kunta</text:p>
      <text:p text:style-name="P39">projekti-insinööri Milja Walsh, Finergy</text:p>
      <text:p text:style-name="P40">kampanjavastaava Harri Lammi,<text:s/>Greenpeace Pohjola ry</text:p>
      <text:p text:style-name="P41">Dr., Senior Scientist Helen Wallace, Greenpeace UK, edustaen Greenpeace Pohjola ry:tä</text:p>
      <text:p text:style-name="P42">puheenjohtaja Heikki Simola, Suomen Luonnonsuojeluliitto ry</text:p>
      <text:p text:style-name="P43">akateemikko Pekka Jauho</text:p>
      <text:p text:style-name="P44"/>
      <text:p text:style-name="P45">Valiokunta on lisäksi saanut Eurajoen kunnanvaltuutettu Paavo Majanevan kirjallisen lausunnon.</text:p>
      <text:soft-page-break/>
      <text:p text:style-name="P46">Valiokunta vieraili 22.2.2001 Olkiluodossa, missä valiokunta tutustui matala- ja keskiaktiivisen ydinjätteen loppusijoittamiseen sekä korkea-aktiivisen ydinjätteen välivarastointiin. Valiokunta kuuli vierailun aikana Teollisuuden Voima Oy:n toimitusjohtaja Mauno Paavolan sekä Posiva Oy:n toimitusjohtaja Veijo Ryhäsen, geologi Liisa Wikströmin ja tutkimusjohtaja Juhani Viran alustukset.</text:p>
      <text:p text:style-name="P47"/>
      <text:p text:style-name="P48"><text:s text:c="16"/>VALTIONEUVOSTON PERIAATEPÄÄTÖS</text:p>
      <text:p text:style-name="P49"/>
      <text:p text:style-name="P50">Posiva Oy on pyytänyt<text:s/>ydinenergialain (990/1987) 11§:ssä tarkoitettua valtioneuvoston periaate­päätöstä siitä, että Suomessa tuotetun käytetyn ydinpolttoaineen loppusijoituslaitoksen rakenta­minen Eurajoen kunnan Olkiluotoon on yhteiskunnan kokonaisedun mukaista.</text:p>
      <text:p text:style-name="P51"/>
      <text:p text:style-name="P52">Posiva Oy on<text:s/>Teollisuuden Voima Oy:n ja Fortun Power and Heat Oy:n vuonna 1995 perustama ja omistama yhtiö, jonka päätoimialana on huolehtia omistajiensa ydinvoimalaitosten (Olkiluoto 1 ja 2 sekä Loviisa 1 ja 2) käytetyn ydinpolttoaineen huollosta voimalaitosalueella<text:s/>tapahtuvan välivarastoinnin jälkeen.</text:p>
      <text:p text:style-name="P53"/>
      <text:p text:style-name="P54">Suunniteltu loppusijoituslaitos kostuu maanpäällisestä kapselointilaitoksesta ja n. 400-700 metrin syvyyteen kallioperään louhittavista loppusijoitustiloista. Käytetty ydinpolttoaine sijoitettaisiin loppusijoitustilaan kuparikapseleissa. Loppusijoituslaitoksen rakentaminen alkaisi vuoden 2010 jälkeen ja käyttövaihe vuonna 2020.</text:p>
      <text:p text:style-name="P55"/>
      <text:p text:style-name="P56">Valtioneuvosto on todennut, että suunnitellun ydinlaitoksen sijaintikunta Eurajoki on puoltanut laitoksen rakentamista ja että esiin ei ole tullut seikkoja, jotka estäisivät laitoksen rakentamisen siten kuin ydinenergialain 6 § edellyttää. Valtioneuvosto on harkinnut hankkeen hyötyjä ja hait­toja yhteiskunnan kokonaisedun kannalta ja tehnyt myönteisen periaatepäätöksen ydinlaitoksen rakentamisesta.</text:p>
      <text:p text:style-name="P57">Periaatepäätös raukeaa, jos loppusijoituslaitoksen rakentamislupaa ei ole haettu 15 vuoden kulu­essa siitä, kun eduskunta on päättänyt periaatepäätöksen voimaan jäämisestä.</text:p>
      <text:p text:style-name="P58"/>
      <text:p text:style-name="P59"><text:s text:c="21"/>VALIOKUNNAN KANNANOTOT</text:p>
      <text:p text:style-name="P60"/>
      <text:h text:style-name="Heading1" text:outline-level="1">Perustelut</text:h>
      <text:p text:style-name="P61"/>
      <text:p text:style-name="P62">Periaatepäätöksen<text:s/>puollettavuus</text:p>
      <text:p text:style-name="P63"/>
      <text:p text:style-name="P64">Valtioneuvosto pitää yhteiskunnan kokonaisedun mukaisena Suomen nykyisten ydinvoimalai­tosten toiminnassa syntyvän käytetyn ydinpolttoaineen loppusijoituslaitoksen rakentamista Eu­rajoen kunnan Olkiluotoon sellaisena kuin hakemuksen laitoskuvaus sen esittää keskeisiltä toi­mintaperiaatteiltaan ja turvallisuuden varmistamiseen liittyviltä ratkaisuiltaan.</text:p>
      <text:p text:style-name="P65"/>
      <text:p text:style-name="P66">Ympäristövaliokunta on käsitellyt valtioneuvoston periaatepäätöksen hyväksyttävyyttä ensisi­jassa ydinjätteen loppusijoituslaitoksen ympäristövaikutusten ja turvallisuuden kannalta. Näistä lähtökohdista valiokunta puoltaa periaatepäätöksen hyväksymistä.</text:p>
      <text:p text:style-name="P67"/>
      <text:p text:style-name="P68">Puoltaessaan periaatepäätöstä valiokunta korostaa, että päätös koskee vain Suomen nykyisten ydinvoimalaitosten tuottaman<text:s/>ydinjätteen sijoittamista. Päätös ei sisällä kannanottoa ydinvoiman lisärakentamisen puolesta eikä sitä vastaan.</text:p>
      <text:p text:style-name="P69"/>
      <text:soft-page-break/>
      <text:p text:style-name="P70">Kantaansa muodostaessaan valiokunta on kiinnittänyt huomiota ydinjätteiden loppusijoitusta koskevaan lainsäädäntöön ja päätöksiin, loppusijoittamisen vaihtoehtoihin, periaatepäätöksen kritiikkiin, loppusijoitushankkeen etenemiseen, Ruotsin tilanteeseen sekä loppusijoituksen kus­tannuksiin ja rahoitukseen.</text:p>
      <text:p text:style-name="P71"/>
      <text:h text:style-name="Heading1" text:outline-level="1">Loppusijoitusta koskeva lainsäädäntö ja päätökset</text:h>
      <text:p text:style-name="P72"/>
      <text:p text:style-name="P73">Ydinenergialain (990/1987)<text:s/>mukaan ydinjätteet, jotka ovat syntyneet Suomessa tapahtuneen ydinenergian käytön yhteydessä tai seurauksena on käsiteltävä, varastoitava ja sijoitettava pysy­väksi tarkoitetulla tavalla Suomeen. Muualla syntyneen ydinjätteen sijoittaminen pysyvällä ta­valla Suomeen on kielletty.</text:p>
      <text:p text:style-name="P74"/>
      <text:p text:style-name="P75">Ydinjätteen käsittelystä, varastoinnista ja pysyvästä sijoittamisesta vastaa ydinenergialain mu­kaan ydinvoimalaitos, jonka toiminnan seurauksena ydinjätettä syntyy. Ydinvoimateollisuus pe­rusti vuonna 1995 erillisen yhtiön, Posiva Oy:n, huolehtimaan käytetyn ydinpolttoaineen loppu­sijoituksesta.</text:p>
      <text:p text:style-name="P76"/>
      <text:p text:style-name="P77">Ydinjätehuollon suunnittelun ohjaus ja valvonta kuuluu ydinenergialaissa säädetyille viranomai­sille. Tässä tarkoituksessa jätehuoltovelvollisen on toimitettava vuosittain kauppa- ja teollisuus­ministeriölle mm. loppusijoituksen suunnittelua ja toteutusta koskevat suunnitelmat.</text:p>
      <text:p text:style-name="P78"/>
      <text:p text:style-name="P79">Loppusijoituksen suunnittelun peruspuitteista on myös valtioneuvosto tehnyt useita päätöksiä. Tällaisia ovat valtioneuvoston vuonna 1983 tekemä periaatepäätös,<text:s/>jonka mukaan Suomessa mahdollisesti tapahtuvaan käytetyn polttoaineen loppusijoittamiseen on varauduttava siten, että vuoden 2000 loppuun mennessä on valittu sijoituspaikka, johon loppusijoitustilat voidaan tarvit­taessa rakentaa, ja vuoden 2010 loppuun mennessä varauduttu esittämään rakentamislupaa varten tarvittavat suunnitelmat; valtioneuvoston vuonna 1983 tekemät lupapäätökset Teollisuuden Voima Oy:n ydinvoimalaitosyksiköiden käytön jatkamisesta, joihin sisältyy määräys varautua Suomessa tapahtuvaan, turvallisuus- ja ympäristönsuojeluvaatimukset täyttävään loppusijoitta­miseen pitäen suunnittelulähtökohtana sitä, että loppusijoittaminen voidaan aloittaa noin vuo­desta 2020; valtioneuvoston päätös (478/1999) käytetyn ydinpolttoaineen loppusijoituksen tur­vallisuudesta, joka koskee käytetyn ydinpolttoaineen loppusijoittamista pysyväksi tarkoitetulla tavalla kallioperään.</text:p>
      <text:p text:style-name="P80"/>
      <text:p text:style-name="P81">Suunnitellun loppusijoitusratkaisun yhteiskunnallinen hyväksyttävyys arvioidaan ydinenergialain mukaan ensin periaatepäätösmenettelyssä<text:s/>(valtioneuvosto, eduskunta) ja sen jälkeen päätettäessä loppusijoituslaitoksen rakennusluvasta ja käyttöluvasta (valtioneuvosto).</text:p>
      <text:p text:style-name="P82"/>
      <text:p text:style-name="P83">Loppusijoituksen vaihtoehdot</text:p>
      <text:p text:style-name="P84">Suomessa on suunniteltu jo parin vuosikymmenen ajan käytetyn ydinpolttoaineen suoraa loppu­sijoittamista kallioperään. Ydinpolttoaineen huollolle voidaan kuitenkin valita myös vaihtoehtoi­sia strategioita. Tällaisia ovat ydinjätteen jälleenkäsittely, jälleenkäsittely yhdistettynä jätteen muuttamiseen vaarattomaksi (transmutaatio) sekä pitkäaikaisen<text:s/>välivarastoinnin jatkaminen.</text:p>
      <text:p text:style-name="P85"/>
      <text:p text:style-name="P86">Käytetyn ydinpolttoaineen jälleenkäsittelystä jää jäljelle voimakkaasti aktiivista jälleenkäsittely­jätettä. Jälleenkäsittelyvaihtoehto ei näin ollen ainakaan nykyisiä menetelmiä käytettäessä poista loppusijoitustarvetta. Vaihtoehto ei ole Suomessa toteutettavissa myöskään siksi, että Suomen neljän ydinreaktorin ydinjäte ei luo edellytyksiä jälleenkäsittelylaitoksen kannattavalle toimin­nalle. Voimassa oleva lainsäädäntö taas kieltää muualta tuodun ydinjätteen käsittelyn Suomessa, mitä ympäristövaliokunta pitää erittäin tärkeänä.</text:p>
      <text:p text:style-name="P87"/>
      <text:p text:style-name="P88">Transmutaatiohankkeet ovat valiokunnan saaman selvityksen mukaan vielä verrattaen varhai­sella kehitysasteella ja menetelmän todelliset tekniset mahdollisuudet ovat vielä osoittamatta. Transmutaatio<text:s/>edellyttäisi lisäksi laajaa sitoutumista ydinjätteiden jälleenkäsittelyyn ja ydinener­gian laajenevaan käyttöön. Valiokunta kiinnittää myös huomiota siihen, että nykytietämyksen mukaan transmutaatiollakaan ei kyetä muuttamaan kaikkia ydinjätteitä vaarattomaksi, vaan osa jätteestä jäisi loppusijoitettavaksi.</text:p>
      <text:p text:style-name="P89"/>
      <text:p text:style-name="P90">Edellä olevan perusteella valiokunta katsoo, että ne realistiset vaihtoehdot, joita Suomessa voi­daan tällä hetkellä harkita käytetyn ydinpolttoaineen huollossa, ovat jatkaa suoran loppusijoituk­sen tutkimista ja suunnittelua tavoitteena ydinjätteen sijoittaminen kallioperään lähitulevaisuu­dessa tai jatkaa valvottua välivarastointia ennalta määräämättömäksi ajaksi odottaen ydinjätetut­kimuksen ja - teknologian kehitystä.</text:p>
      <text:p text:style-name="P91"/>
      <text:p text:style-name="P92">Valtioneuvosto on tehnyt periaatepäätöksen ydinjätteen sijoittamisesta kallioperään. Periaate­päätöshakemuksen mukaisessa loppusijoitusratkaisussa käytetyt polttoaineniput, joita on</text:p>
      <text:p text:style-name="P93">jäähdytetty vähintään 20 vuotta, sijoitetaan kuparista ja raudasta valmistettuihin kapseleihin, jotka<text:s/>suljetaan kaasutiiviiksi. Jätekapselit sijoitetaan bentoniittisaven ympäröiminä kallioperään 400-700 metrin syvyyteen rakennettavaan laajaan tunneliverkostoon.</text:p>
      <text:p text:style-name="P94"/>
      <text:p text:style-name="P95">Loppusijoitusratkaisusta on tehty säteilyturvakeskuksessa ydinenergialain edellyttämä turvalli­suusarvio. Loppusijoitusratkaisusta on laadittu myös ympäristövaikutusten arviointimenettelystä annetussa laissa (468/1994) säädetty arviointi. Valtioneuvosto toteaa periaatepäätöksessään, että arvioissa ei ole tuotu esiin seikkoja, joiden mukaan loppusijoituslaitosta ei voitaisi rakentaa tur­vallisesti tai että siitä olisi haittaa ympäristölle, ihmisille tai omaisuudelle.</text:p>
      <text:p text:style-name="P96"/>
      <text:p text:style-name="P97">Valtioneuvosto toteaa edelleen periaatepäätöksessään, että päätös merkitsee hakemuksen mukai­sen loppusijoitushankkeen etenemistä maanalaisten tutkimustilojen rakentamiseen ja paikka­kohtaisiin tarkempiin tutkimuksiin. Kysymys ei siten ole lopullisesta päätöksenteosta.</text:p>
      <text:p text:style-name="P98">Osa valiokunnan kuulemista asiantuntijoista suhtautui kielteisesti periaatepäätöksen tekemiseen. Kielteisen kannan keskeisinä perusteina esitettiin:</text:p>
      <text:p text:style-name="P99">1) että maanalaisiin tutkimuksiin ryhtyminen on hankkeen tässä vaiheessa ennenaikaista ja että maanalaiset tutkimustilat saattavat vahingoittaa sijoituspaikkaa,</text:p>
      <text:p text:style-name="P100">2) että Olkiluodon alueen soveltuvuus<text:s/>loppusijoittamiseen ei ole paras mahdollinen ja</text:p>
      <text:p text:style-name="P101">3) että tulevan jääkauden vaikutukset ovat jääneet selvityksissä liian vähälle huomiolle.</text:p>
      <text:p text:style-name="P102"/>
      <text:p text:style-name="P103">Kriittiset asiantuntijat katsoivat, että päätöksentekoa tulee siirtää myöhemmäksi, koska loppusi­joitukselle ei ole<text:s/>vielä esitetty turvallista ja riskitöntä vaihtoehtoa. Näin ollen paras vaihtoehto on jatkaa valvottua välivarastointia.</text:p>
      <text:p text:style-name="P104">Ympäristövaliokunta ei yhdy johtopäätökseen. Tähän on useita syitä. Ensinnäkin valiokunta kat­soo, että ydinjätteen pitkäaikainen maanpäällinen varastointi on ympäristön ja turvallisuuden kannalta suurempi riski kuin nykysuunnitelmien mukainen jätteen syvälle kallioperään hautaa­minen. Maanpäällisen välivarastoinnin riskejä ovat ainakin alttius tahallisesti aiheutetuille on­nettomuuksille, yhteiskunnallisesti epävakaat olot ja luonnonkatastrofit.</text:p>
      <text:p text:style-name="P105"/>
      <text:p text:style-name="P106">Toiseksi valiokunta katsoo, että käytetyn ydinpolttoaineen pysyvä sijoittaminen on tärkeää to­teuttaa sinä aikana, jona ydinvoimayhtiöt ovat toiminnassa, sillä ydinvoiman tuottajien velvolli­suutena on huolehtia käytetystä ydinpolttoaineesta ja sen huollon kustannuksista. Nykyisillä<text:s/><text:soft-page-break/>ydinvoimaloillamme on vielä jäljellä käyttöikää 20-40 vuoteen. Kun erilaiset uudet energiatek­nologiat ovat varsin nopeasti kehittymässä, ei voida olla varmoja, onko<text:s/>Suomessa vielä 40 vuo­den kuluttua toiminnassa olevia ydinvoimaloita.</text:p>
      <text:p text:style-name="P107"/>
      <text:p text:style-name="P108">Kolmanneksi valiokunta toteaa, että päätöksenteon pohjaksi on vain harvoin - jos koskaan saata­vissa täydellistä tietoa. Tällä hetkellä vallitsee yleinen käsitys, että tutkituista vaihtoehdoista sy­välle kallioperään tapahtuva loppusijoitus tarjoaa parhaat mahdollisuudet eristää runsasaktiiviset ydinjätteet ihmisen elinympäristöstä. Teknologia kehittyy nopeasti, mutta sitä ei kuitenkaan tie­detä, pystytäänkö suoralle loppusijoitukselle<text:s/>löytämään parempaa vaihtoehtoa. Siksi valiokunnan mielestä on perusteltua jatkaa kallioperäsijoituksen tutkimista. Loppusijoitusprosessin jatkami­nen keskeytyksettä on tärkeää myös ydinjätehuolto-osaamisen säilyttämiseksi.</text:p>
      <text:p text:style-name="P109"/>
      <text:p text:style-name="P110">Ympäristövaliokunta korostaa,<text:s/>että periaatepäätös merkitsee vain loppusijoitushankkeen etene­mistä seuraavaan tutkimusvaiheeseen. Periaatepäätökseen on kirjattu, että päätös ei millään ta­valla rajoita valvovan viranomaisen mahdollisuuksia tehdä ydinjätehuollon periaatteita koskevia uusia päätöksiä. Uusilla päätöksillä voidaan esimerkiksi velvoittaa ydinvoimayhtiöt seuraamaan hakemuksessa esitetystä ratkaisusta poikkeavien käytetyn ydinpolttoaineen huollon menetelmien kehitystä ja raportoimaan viranomaiselle menetelmäkehityksen mahdollisista vaikutuksista tä­män periaatepäätöksen mukaisen loppusijoitusratkaisun tarkoituksenmukaisuuteen.</text:p>
      <text:p text:style-name="P111"/>
      <text:p text:style-name="P112">Periaatepäätös on siten luonteeltaan välipäätös. Kallioperäsijoitukseen liittyy vielä paljon avoi­mia kysymyksiä, jotka on ratkaistava ennen lopullista<text:s/>päätöksentekoa.</text:p>
      <text:p text:style-name="P113">Ympäristövaliokunta arvioi loppusijoitushankkeen toteuttamiseen tarvittavia jatkotutkimuksia ja selvityksiä jäljempänä. Ennen sitä valiokunta tarkastelee vielä yksityiskohtaisesti asiantuntijalau­suntojen kriittisiä huomautuksia.</text:p>
      <text:p text:style-name="P114"/>
      <text:h text:style-name="Heading1" text:outline-level="1">Periaatepäätöksen kritiikki</text:h>
      <text:p text:style-name="P115"/>
      <text:p text:style-name="P116">Maanalaisten tutkimusten ennenaikaisuus</text:p>
      <text:p text:style-name="P117">Maanalaisten tutkimusten ennenaikaisuutta koskeva kritiikki perustuu lähinnä Iso-Britanniassa vuonna 1997 tehtyyn päätökseen evätä ydinjätehuoltoyhtiö Nirexiltä lupa maanalaisiin tutkimuk­siin<text:s/>Sellafieldissä. Epäämispäätöksen perusteena olivat sijoituspaikan väärä valinta (kallioperän monimutkaisuus) sekä tieteellisen ja teknisen tiedon puutteellisuudet (mm. veden ja kaasujen virtauksista kalliohalkeamissa). Maanalaisten tutkimustilojen rakentamisen katsottiin myös va­hingoittavan kallioperää, johon loppusijoitus aiotaan tehdä.</text:p>
      <text:p text:style-name="P118"/>
      <text:p text:style-name="P119">Ympäristövaliokunnan saaman selvityksen mukaan Olkiluodon valintaan johtanut prosessi poik­keaa olennaisesti Sellafieldin tapauksesta. Suomessa aloitettiin jo 1980-luvulla loppusijoitus­paikkakunnan valintaan tähtäävät tutkimukset ja selvitykset, joiden lähtökohtana olivat Suomen kallioperän kivilajit ja kallioperän yleinen rakenne. Pyrkimyksenä oli löytää riittävän kokoisia ruhjevyöhykkeiden rajoittamia kalliolohkoja, joista voitaisiin valita geologisiin maanpinta- ja kairaustutkimuksiin soveltuvia alueita.</text:p>
      <text:p text:style-name="P120"/>
      <text:p text:style-name="P121">Usean vuoden seulontaprosessin jälkeen geologiset tutkimukset aloitettiin viidellä paikkakun­nalla.</text:p>
      <text:p text:style-name="P122">Vuodesta 1992 lähtien tutkimukset keskitettiin neljälle paikkakunnalle, joilla tehtiin syväka­irauksia ja laadittiin laaja geologisiin havaintoihin, näytteisiin ja tulkintoihin perustuva arvio kallioperästä.</text:p>
      <text:p text:style-name="P123">Tutkimusten ja niihin perustuvan turvallisuusanalyysin perusteella paikkojen kallioperäolosuh­teiden</text:p>
      <text:p text:style-name="P124">välillä ei<text:s/>löydetty sellaisia eroja, joiden perusteella ne olisi voitu panna paremmuusjärjestykseen.</text:p>
      <text:p text:style-name="P125"/>
      <text:p text:style-name="P126">Kotimaisten kallioperätutkimusten ohella suomalaiset tutkijat ovat osallistuneet kansainvälisiin kalliolaboratoriotutkimuksiin. Niistä on saatu runsaasti<text:s/>yleistä tietoa suunnitellun kaltaisen lop­pusijoituksen käyttäytymisestä Suomessakin tyypillisissä kallioperäoloissa. Eri kalliolaboratori­oissa tehdyt kokeet tukevat Suomen paikkatutkimuksissa muotoutunutta näkemystä, jonka mu­kaan kallioperän pienen mittakaavan epäedullisten piirteiden esiintymismahdollisuutta ei voida sulkea täysin pois maanpäällisten tutkimusten perusteella. Kiteisen kallioperän ominaisuuksien vaihtelevuus yhden paikan sisällä on yleisesti yhtä suurta kuin eri paikkojen välillä.</text:p>
      <text:p text:style-name="P127"/>
      <text:p text:style-name="P128">Jäljellä olevien epävarmuuksien ja teknisessä suunnittelussa tarvittavien lähtötietojen selvittämi­seksi on hakemuksen mukaan välttämätöntä kartoittaa ne olot, jotka vallitsevat loppusijoitukseen aiotussa kalliossa. Maanalaisten tutkimustilojen rakentamista pidetään myös säteilyturvakeskuk­sen turvallisuusarviossa tarkoituksenmukaisena, jotta sijoituspaikan soveltuvuudesta ja turvalli­suudesta saadaan tarvittavat tutkimustiedot. Säteilyturvakeskuksen kansainvälinen asiantuntija­ryhmä on yhtynyt tähän käsitykseen.</text:p>
      <text:p text:style-name="P129"/>
      <text:p text:style-name="P130">Posiva Oy:n äskettäin julkaisemassa tutkimusohjelmassa loppusijoitustilojen rakentamista edel­tävälle ajalle (Posiva 2000-14) todetaan maanalaisten tutkimustilojen vaikuttavan jonkin verran paikallisiin kallioperäolosuhteisiin. Tutkimusohjelmassa on sitouduttu ennen tilan rakentamista laatimaan kuvaus alueen nykyisistä oloista (ns. perustilan kartoitus), esittämään suunnitelma tut­kimustilan rakentamisesta ja siellä aiotuista tutkimuksista sekä arvioimaan tutkimustilan mah­dolliset vaikutukset niihin kallioperän ominaisuuksiin, joilla on merkitystä loppusijoituksen pit­käaikaisturvallisuuden kannalta. Posiva 2000-14 -tutkimusohjelmassa kuvataan myös, miten ve­den ja kaasujen virtauksia on tarkoitus tarkentaa jatkotutkimuksissa.</text:p>
      <text:p text:style-name="P131"/>
      <text:p text:style-name="P132">Saamansa selvityksen perusteella ympäristövaliokunta yhtyy periaatepäätöksen kantaan maan­alaisten tutkimusten tarpeellisuudesta. Valiokunta huomauttaa lisäksi, että loppusijoitustilojen rakentamisesta aiheutuu lopulta samanlaista häiriötä kallioperäolosuhteisiin kuin tutkimustilan­kin rakentamisesta. Häiriöistä on tärkeää saada perusteellinen selvyys etukäteen. Ennen maan­alaisten tutkimustilojen rakentamista on kuitenkin kallioperän peruskartoituksen tulokset arvioi­tava perusteellisesti ja julkisesti.</text:p>
      <text:p text:style-name="P133"/>
      <text:h text:style-name="Heading1" text:outline-level="1">Olkiluodon alueen soveltuvuus loppusijoitukseen</text:h>
      <text:p text:style-name="P134"/>
      <text:p text:style-name="P135">Olkiluodon valintaa loppusijoituspaikaksi on kritikoitu kallioperätutkimusten riittämättömyyden ohella myös kahdella muulla perusteella. Ensinnäkin on huomautettu, ettei Olkiluoto kuulunut niiden alueiden joukkoon, jotka alkuperäisessä seulontatutkimuksessa osoittautuivat jatkotutki­muksiin soveltuviksi kallioalueiksi. Toiseksi on kiinnitetty huomiota Olkiluodon sijaintiin me­renrannikolla, jonka seurauksena alueen pohjavedet ovat suolaisia. Suolaisuus saattaa lisätä ku­parikapselien korroosiota ja heikentää bentoniittisuojan toimintaa.</text:p>
      <text:p text:style-name="P136"/>
      <text:p text:style-name="P137">Valiokunnan saaman selvityksen mukaan loppusijoituspaikan valintaan tähtäävät ensimmäiset tutkimukset ja selvitykset perustuivat ensisijaisesti maaperän pinnanmuotojen tulkintaan sekä olemassa oleviin geologisiin ja geofysikaalisiin kartoituksiin. Tutkimusalueiden valinnalla pyrit­tiin saamaan vertailukelpoinen kokonaiskuva Suomen kallioperästä lukuun ottamatta Pohjois-Lappia, joka rajattiin käytännön toteuttavuussyistä mahdollisten loppusijoitusalueiden ulkopuo­lelle. Valittu menettely jätti käytännössä myös rannikkoalueet huomiotta, koska yhtenäisten kal­liolohkojen tunnistaminen ei ole topografian perusteella rannikolla samaan tapaan mahdollista kuin sisämaassa. Rannikkoalueita pidettiin kuitenkin<text:s/>mm. virtausoloiltaan loppusijoitukseen edullisina alueina (tasainen pinnanmuodostus). 1980-luvulla loppusijoituspaikkaa etsittiin vain<text:s/><text:soft-page-break/>Olkiluodon reaktoreiden käytetylle ydinpolttoaineelle, siksi myös Olkiluodon alueesta laadittiin tässä yhteydessä erillinen kivilaji- ja rakenneanalyysitutkimus. Tutkimus osoitti, että myös Ol­kiluodossa on yhtenäinen kiteinen kalliolohkoalue. Eurajoki valittiinkin yhdeksi jatkotutkimus­alueeksi lohkokartoituksen perusteella nimetyn neljän alueen rinnalle.</text:p>
      <text:p text:style-name="P138"/>
      <text:p text:style-name="P139">Aiemmin on jo todettu, että varsinaisten paikkakuntatutkimusten ja niihin perustuvan turvalli­suusanalyysin perusteella ei löydetty sellaisia eroja, joiden perusteella tutkitut paikat olisi voitu panna paremmuusjärjestykseen. Niin suolaisuus- kuin virtaustekijöidenkään perusteella mitään paikoista ei voitu asettaa toisten edelle eikä mikään paikoista myöskään osoittautunut selvästi muita huonommaksi. Olkiluoto valittiin suunnitelluksi loppusijoituspaikaksi lopulta, koska se tarjosi muuten parhaat edellytykset loppusijoituslaitoksen rakentamiselle. Olkiluodossa toimi­vien ydinreaktoreiden jätteille ei tarvita kuljetusta. Olkiluodon voimalaitosalueen infrastruktuuri (liikenneyhteydet, kunnallistekniikka, teolliset palvelut) on valmiina eikä kaavoitus aseta estettä loppusijoituspaikan rakentamiselle. Alueen asukkaiden selvä enemmistö puoltaa loppusijoitus­laitoksen rakentamista Olkiluodolle.</text:p>
      <text:p text:style-name="P140"/>
      <text:p text:style-name="P141">Ympäristövaliokunta pitää Olkiluodon valintaperusteita tarkoituksenmukaisina. Erityisesti ydin­jätteen kuljetusten vähäisempi määrä verrattuna sijoituspaikkaan, johon jätteet olisi toimitettava molemmilta voimalaitospaikkakunnilta, on ympäristön ja turvallisuuden kannalta tärkeä seikka. Seuraavassa valiokunta tarkastelee vielä yksityiskohtaisemmin pohjaveden suolapitoisuuteen liittyviä selvityksiä ja arvioita.</text:p>
      <text:p text:style-name="P142"/>
      <text:p text:style-name="P143">Periaatepäätöshakemuksen mukaan ydinjätekapselit sijoitetaan 400-700 metrin syvyyteen. Si­joitussyvyys tullaan ratkaisemaan jatkotutkimuksissa, joita tehdään myös pohjaveden suolaisuu­den vaikutuksista. Tämän hetkisten tietojen perusteella loppusijoitus suunnitellaan tehtäväksi 500 metrin syvyyteen, jossa pohjaveden suolapitoisuus on noin 20 g/litra. Suolapitoisuus kasvaa nopeasti syvemmälle mentäessä ja on 700 metrin syvyydessä jo 70 g/litra.</text:p>
      <text:p text:style-name="P144"/>
      <text:p text:style-name="P145">Suolainen pohjavesi heikentää bentoniittisaven ominaisuuksia: hyvää joustavuutta, jota tarvitaan vaimentamaan kallioperän liikkeitä, ja vähäistä vedenläpäisykykyä, jota tarvitaan vähentämään pohjaveden pääsyä kosketuksiin jätekapseleiden kanssa. Jotta bentoniittisaven ominaisuudet heikkenisivät puoleen, veden suolapitoisuuden tulee valiokunnan saaman selvityksen mukaan nousta 100 grammaan litrassa.</text:p>
      <text:p text:style-name="P146"/>
      <text:p text:style-name="P147">Säteilyturvakeskuksen turvallisuusarviossa todetaan, että tähän mennessä tehtyjen tutkimusten</text:p>
      <text:p text:style-name="P148">perusteella pohjaveden suolaisuuden vaikutukset loppusijoituksen turvallisuuteen näyttävät ver­raten</text:p>
      <text:p text:style-name="P149">vähäisiltä, jos pitoisuudet eivät nouse merkittävästi suuremmiksi kuin puolen kilometrinsyvyy­dessä. Arviossa on tarkasteltu suolaisen pohjaveden vaikutusta nimenomaan bentoniittisaveen.</text:p>
      <text:p text:style-name="P150"/>
      <text:p text:style-name="P151">Periaatepäätösasiakirjoista käy ilmi, että loppusijoitusratkaisua varten kehitettyjen kapselien odotettu elinikä on vähintään 100 000 vuotta. Kapselin ulompi kuparikerros on suunniteltu kor­roosiosuojaksi ja sisempi rautakerros mekaaniseksi tukirakenteeksi. Kuparin korroosiota aiheut­tavat ensinnäkin happaman veden kloridit. Saadun selvityksen mukaan Suomessa ei kuitenkaan ole syvällä kallioperässä hapanta vettä. Myös sulfidit syövyttävät kuparia. Valiokunnalle on ker­rottu, että Olkiluodon kallioperässä esiintyy sulfaattia sulfidiksi pelkistäviä bakteereita. Sulfidin muodostus ei kuitenkaan saadun selvityksen mukaan vaaranna loppusijoituksen turvallisuutta, sillä rikkibakteerit eivät pysty elämään kapselia ympäröivässä bentoniitissa eivätkä näin pääse kapselin pinnan kanssa kosketuksiin. Toisaalta massavirtaukset bentoniitin läpi ovat niin alhai­sia,<text:s/><text:soft-page-break/>että bentoniitin ulkopuolella muodostunutta sulfidia ei pääse merkittävästi kulkeutumaan ku­parikapselin pinnalle. Asiakirjoissa todetaankin kuparin korroosion<text:s/>olevan loppusijoituspaikassa vallitsevissa kemiallisissa olosuhteissa hidasta. Ympäristövaliokunta huomauttaa lisäksi, että ku­pari on historian kulussa osoittautunut varsin kestäväksi materiaaliksi. Kuparista on tehty esi­neitä liki 6 000 vuoden ajan ja esinelöydöt osoittavat korroosiovauriot yleisesti vähäisiksi.</text:p>
      <text:p text:style-name="P152"/>
      <text:p text:style-name="P153">Valiokunta on tässä yhteydessä tarkastellut myös tilannetta, jossa kapselissa alunperin oleva</text:p>
      <text:p text:style-name="P154">"neulanreikä" kasvaa nopeasti korroosion vaikutuksesta ja bentoniitin eristyskyky<text:s/>heikkenee raudan korroosiokaasujen ulospurkautumisen tai korroosiotuotteiden paisumisen takia. Säteily­turvakeskuksen turvallisuusarviossa viitataan tältä osin ruotsalaiseen turvallisuusanalyysiin (1999), jonka mukaan "neulanreiästä" huolimatta radioaktiivisia aineita alkaisi vapautua jätekap­seleista vasta 200 000 vuoden päästä. Turvallisuusarviossa pidetään silti tarpeellisena, että jäte­kapselien eheyden vaarantavia ilmiöitä tutkitaan vielä lisää. Valiokunta yhtyy arvioon. Jatkotut­kimuksissa on selvitettävä myös jätekapselien kyky kestää pohjaveden voimakasta suolapitoi­suutta sekä tutkittava edelleen loppusijoituspaikan kemiallisia olosuhteita.</text:p>
      <text:p text:style-name="P155"/>
      <text:h text:style-name="Heading1" text:outline-level="1">Tulevan jääkauden vaikutukset</text:h>
      <text:p text:style-name="P156"/>
      <text:p text:style-name="P157">Kriittisissä arvioissa todettiin seuraavan jääkauden vaikutusten olevan ydinjäteluolaston olosuh­teisiin sen verran ennakoimattomissa, että suunniteltua loppusijoitusta ei voida pitää turvallisena ja riskittömänä vaihtoehtona.</text:p>
      <text:p text:style-name="P158"/>
      <text:p text:style-name="P159">Valiokunnalle esitettiin arvio, että noin 10 000 vuoden kuluttua ilmasto saattaa alkaa jälleen vii­letä<text:s/>ja ikirouta tunkeutua kallioperään siten, että kalliorakojen pohjavesi jäätyy. Kun ydinjäte­kapselit tuottavat huomattavasti lämpöä, saattaa pohjaveden lämpötila ja paine nousta luolaston alueella. Ilmiöllä saattaa olla ratkaiseva vaikutus siihen, että luolaston rakentamisesta johtuva kalliolohkon rakenteellinen heikkous purkautuu siirroksina mannerjään painosta. Siirroksissa kapselit saattavat rikkoutua. Valiokunnan huomiota kiinnitettiin myös siihen, että jäätiköitymisen aikana maankuori painuu ja jääkauden loppuvaiheessa nousee nopeasti. Aiempien jääkausien yhteydessä ilmiö on aiheuttanut voimakkaita maanjäristyksiä, jotka todennäköisesti toistuvat uu­den jääkauden tullessa. Maanjäristysten aiheuttamat kallioliikunnot voivat myös rikkoa jätekap­seleita.</text:p>
      <text:p text:style-name="P160"/>
      <text:p text:style-name="P161">Ympäristövaliokunnan saama selvitys jääkauden vaikutuksista on yhdensuuntainen: jääkausi voi erityisesti sulamisvaiheessa aiheuttaa huomattavia muutoksia kallioperään. Jäätikön vetäytymis­vaiheessa voi myös hapettavaa sulamisvettä tunkeutua kallioruhjeisiin. Periaatepäätöksen mu­kaan käytetyn ydinpolttoaineen loppusijoituslaitoksen suunnittelun lähtökohtana on, että laitos kestää kallioperän muutosten vaikutukset. Tästä ei kuitenkaan voida olla asiantuntijoiden mu­kaan varmoja.</text:p>
      <text:p text:style-name="P162"/>
      <text:p text:style-name="P163">Arvioitaessa jääkauden vaikutuksia loppusijoituksen turvallisuuteen on valiokunnan mielestä keskeistä kiinnittää huomiota siihen, mikä tuolloin on loppusijoitetun ydinpolttoaineen radioak­tiivisuuden taso.</text:p>
      <text:p text:style-name="P164"/>
      <text:p text:style-name="P165">Saadun selvityksen mukaan käytetyn ydinpolttoaineen radioaktiivisuus verrattuna luonnon uraa­niin on loppusijoitusajankohtana 10 000 -kertainen, 1 000 vuoden kuluttua 100 - kertainen, 10 000 vuoden kuluttua 10 - kertainen ja 200 000 vuoden kuluttua luonnollisen uraanin tasolla.</text:p>
      <text:p text:style-name="P166"/>
      <text:p text:style-name="P167">Säteilyturvakeskuksen turvallisuusarviossa todetaankin, että ydinjäteaineiden eristäminen kallio­perästä ensimmäisten tuhansien vuosien aikana on turvallisuuden kannalta olennaista. Posivan loppusijoitusratkaisuun sisältyvillä teknisillä vapautumisesteillä (mm. kapselit, täyteaineet ja<text:s/><text:soft-page-break/>sulkurakenteet) on<text:s/>hyvät edellytykset täyttää tämä vaatimus. Asiasta varmistuminen edellyttää kuitenkin tutkimusten jatkamista.</text:p>
      <text:p text:style-name="P168"/>
      <text:p text:style-name="P169">Myös useimmat valiokunnan kuulemat asiantuntijat pitivät loppusijoitusta seuraavaa noin 10 000 vuoden ajanjaksoa säteilyturvallisuuden kannalta<text:s/>kriittisenä aikana. Tuona aikana ydinjätteet eh­tivät menettää suurimman osan aktiivisuuttaan. Valiokunnan huomiota kiinnitettiin lisäksi siihen, ettei tulevan jääkauden ajankohdasta ole varmuutta. Viimeisimmät tutkimustulokset ilmaston­muutoksista ja jääkausista viittaavat siihen, että jääkausi tulee huomattavasti myöhemmin kuin aiemmin on arvioitu. Kaikkiaan tulevan jääkauden ei arvioitu aiheuttavan vakavaa ympäristöka­tastrofin vaaraa ydinjätteen loppusijoitustilan mahdollisen vaurioitumisen takia.</text:p>
      <text:p text:style-name="P170"/>
      <text:p text:style-name="P171">Tässä yhteydessä valiokunnalle on selostettu myös 1, 8 miljardia vuotta sitten Gabonissa tapah­tunutta ydinreaktiota luonnon uraanissa (ns. Oklo-ilmiö). Tutkimuksin on voitu selvittää ydinre­aktiossa kehittynyt energia sekä halkeamisreaktioiden ja syntyneiden<text:s/>aktiivisten aineiden määrä. Samoin on tutkittu miten radioaktiiviset aineet ovat levinneet muinaisessa mutalammikossa ja joessa. Leviäminen on ollut hyvin rajoitettua, sillä savi on osoittautunut hyväksi ioninvaihtajaksi. Oklo-ilmiön tutkimus tukee nopeutettuihin kokeisiin, riskianalyyseihin ja geologiaan perustuvia arviointeja suunnitellun loppusijoituksen turvallisuudesta siinäkin tapauksessa, että jääkausi vau­rioittaisi jätekapseleita.</text:p>
      <text:p text:style-name="P172"/>
      <text:p text:style-name="P173">Valiokunta toteaa lopuksi, että Posiva 2000-14 tutkimusohjelmaan<text:s/>kuuluu jääkausiolojen vaiku­tuksen tarkempi selvittäminen. Valiokunta pitää tärkeänä, että asia selvitetään ennen loppusijoi­tuslaitoksen rakentamislupahakemuksen jättämistä.</text:p>
      <text:p text:style-name="P174"/>
      <text:h text:style-name="Heading1" text:outline-level="1">Eräitä muita kriittisiä huomioita</text:h>
      <text:p text:style-name="P175"/>
      <text:p text:style-name="P176">Asian käsittelyn aikana on valiokunnassa noussut esiin myös ydinjätekapselien tuottama lämpö ja sen vaikutukset suunnitellun loppusijoitusratkaisun turvallisuuteen.</text:p>
      <text:p text:style-name="P177">Valiokunnan saaman selvityksen mukaan lämpö vaikuttaa bentoniittisaven toimintakykyyn. Jos loppusijoitustilan lämpötila nousee 200<text:s/>C°, bentoniitin rakenne muuttuu ja sen eristysominaisuu­det heikkenevät. Jätekapselit onkin suunniteltu sijoitettavaksi sen verran kauaksi toisistan, ettei lämpötila nouse loppusijoitustilassa yli 100 C°. Säteilyturvakeskuksen turvallisuusarviossa edellytetään kuitenkin vielä loppusijoitustilan enimmäislämpötilaa koskevien lisätutkimusten te­kemistä.</text:p>
      <text:p text:style-name="P178"/>
      <text:p text:style-name="P179">Asian käsittelyn aikana on tuotu esiin myös näkemys, jonka mukaan loppusijoitustilat tulisi ra­kentaa syvemmälle kuin puoleen kilometriin.</text:p>
      <text:p text:style-name="P180"/>
      <text:p text:style-name="P181">Tähän liittyen on jo edellä käsitelty pohjaveden suolaisuutta Olkiluodossa. Veden suolaisuus li­sääntyy nopeasti 500 metristä syvemmälle mentäessä. Suolaisuus on sinänsä osoitus vähäisistä pohjavesivirtauksista, mikä on turvallisuuden kannalta hyvä asia, mutta toisaalta suolaisuus hei­kentää bentoniitin jousto- ja eristysominaisuuksia. Puolessa kilometrissä suolaisuus ei saadun selvityksen mukaan juurikaan haittaa bentoniitin toimintakykyä. Olkiluodon rakennettavuussel­vitykset osoittavat <text:s/>lisäksi, että yli 600 metrin syvyydessä jouduttaisiin kalliojännitysten takia turvautumaan vaativiin loppusijoitustilan lujitustoimenpiteisiin. Jatkotutkimuksissa on valiokun­nan mielestä silti selvitettävä jätekapselien sijoittamista aina 700 metrin syvyyteen saakka peri­aatepäätösasiakirjoissa todetun mukaisesti.</text:p>
      <text:p text:style-name="P182"/>
      <text:h text:style-name="Heading1" text:outline-level="1">Hankkeen eteneminen</text:h>
      <text:p text:style-name="P183"/>
      <text:soft-page-break/>
      <text:p text:style-name="P184">Hankkeen toteuttaminen edellyttää ydinenergialain mukaan valtioneuvoston rakentamislupaa ja myöhemmin käyttölupaa, joiden yhteydessä hanketta jälleen tarkastellaan yhteiskunnan koko­naisedun kannalta.</text:p>
      <text:p text:style-name="P185"/>
      <text:p text:style-name="P186">Periaatepäätöksessä todetaan, että rakentamislupakäsittelyä varten luvanhakijan on toimitettava viranomaisille useita ydinenergiasäännösten edellyttämiä laitoksen turvallisuusselvityksiä ja ajantasaiset selvitykset laitoksen ympäristövaikutuksista ja niistä<text:s/>suunnitteluperusteista, joita ha­kija aikoo noudattaa ympäristövahinkojen välttämiseksi ja ympäristörasituksen rajoittamiseksi.</text:p>
      <text:p text:style-name="P187"/>
      <text:p text:style-name="P188">Hankkeen ympäristövaikutusten selvityksissä hakijan on esitettävä myös tarkennetut selvitykset ydinpolttoaineen kuljetusvaihtoehtojen turvallisuudesta ja vaikutuksista ympäristöön sekä osoi­tettava, että kuljetukset voidaan toteuttaa turvallisesti ja niin, että vaarallisten aineiden kuljetuk­sista annetun lain (719/1994) sekä sen nojalla annettujen säännösten vaatimukset tulevat<text:s/>täyte­tyiksi.</text:p>
      <text:p text:style-name="P189"/>
      <text:p text:style-name="P190">Valtioneuvoston päätös käytetyn ydinpolttoaineen loppusijoituksen turvallisuudesta säätää tar­kemmista kallioperäsijoituksen turvallisuusvaatimuksista. Päätöksen mukaan hankkeesta vastaa­van on luotettavin selvityksin osoitettava laitoksen<text:s/>käytön turvallisuus sekä pitkällä että lyhyellä aikavälillä. Periaatepäätöksessä katsotaan, että tällaisiin selvityksiin sisältyy selvitys teknisten vapautumisesteiden toimivuudesta (mm. kapselit ja loppusijoitustilojen täyteaineet) vallitsevissa loppusijoitusolosuhteissa ottaen huomioon mm. suolaisen veden ja ydinpolttoaineista vapautuvan lämmön vaikutukset. Pitkäaikaisen turvallisuuden tulee perustua toisiaan varmistaviin vapautu­misesteisiin siten, että yhden vapautumisesteen toimintakyvyn vajaavuus tai<text:s/>ennustettavissa oleva geologinen muutos ei vaaranna pitkäaikaisturvallisuutta. Hakijan tulee esittää selvitys siitä, että loppusijoitusalueen kallioperässä tai sen kautta ei tapahtu radioaktiivisten aineiden kulkeu­tumista ympäristöön niin, että niistä voisi lyhyellä tai pitkällä aikavälillä aiheutua haittaa ihmi­sille, omaisuudelle tai ympäristölle mukaan lukien meriympäristö. Ympäristövaikutusten selvi­tyksissä on otettava huomioon myös mahdolliset vaikutukset eläin- ja kasvilajeihin. Lisäksi sel­vityksissä on otettava huomioon kaikki kemialliset ja fysikaaliset prosessit ja vuorovaikutukset, joilla voi olla merkitystä loppusijoituksen turvallisuudelle.</text:p>
      <text:p text:style-name="P191"/>
      <text:p text:style-name="P192">Ydinpolttoaineen loppusijoituksen turvallisuutta koskevan valtioneuvoston päätöksen mukaan loppusijoitus tulee suunnitella myös siten, että loppusijoitustila on avattavissa, mikäli kehittynyt tekniikka tekee sen tarkoituksenmukaiseksi. Hakemuksen mukaan loppusijoitus on suunniteltu niin, että loppusijoitettujen kapselien palautus maanpinnalle on teknisesti mahdollista hankkeen kaikissa vaiheissa. Periaatepäätöksessä edellytetään, että hankkeesta vastaavan on ennen mah­dollista rakentamislupaa esitettävä tarkennetut, riittävän yksityiskohtaiset selvitykset ja suunni­telmat loppusijoitustilojen avattavuudesta ja siihen vaikuttavista tekijöistä sekä avaustekniikasta ja avaamisen turvallisuudesta. Samoin on esitettävä ajantasainen arvio avaamisen kustannuksista. Suunnitelmissa on otettava huomioon se, ettei pitkäaikaisturvallisuus saa heikentyä avattavuuden ja<text:s/>palautettavuuden seurauksena.</text:p>
      <text:p text:style-name="P193"/>
      <text:p text:style-name="P194">Ympäristövaliokunta pitää erittäin tärkeänä, että valtioneuvoston periaatepäätöksessä todetaan ne keskeiset selvitykset, jotka hankkeesta vastaavan on laadittava ennen rakentamisluvan hakemis­ta. Valiokunta pitää kaikkia periaatepäätöksessä mainittuja selvityksiä välttämättöminä. Niitä laadittaessa tulee ottaa huomioon myös ne huomautukset, joita tähän mennessä on esitetty, mm. ympäristövaikutusten arviointiselostuksessa ja kansainvälisissä asiantuntija-arvioissa. Valiokunta<text:s/>esittää, että hankkeen jatkoselvityksiä tehtäessä noudatetaan myös vastaavanlaista avoimuutta ja vuorovaikutteisuutta kuin tähän mennessäkin on tehty.</text:p>
      <text:p text:style-name="P195"/>
      <text:soft-page-break/>
      <text:p text:style-name="P196">Tässä yhteydessä ympäristövaliokunta haluaa erikseen korostaa loppusijoitustilan avattavuuden merkitystä. Ydinjätteen palauttaminen maanpinnalle tulisi olla mahdollista sen varalta, että tule­vaisuudessa kehitetään vielä turvallisempia tapoja huolehtia ydinjätteestä. Avattavuudella turva­taan myös tuleville sukupolville päätösvalta asiassa.</text:p>
      <text:p text:style-name="P197"/>
      <text:p text:style-name="P198">Valtioneuvoston periaatepäätös on ydinenergialain mukaan lähetettävä eduskunnan tarkastetta­vaksi. Eduskunta voi kumota päätöksen tai päättää, että periaatepäätös jää sellaisenaan voimaan. Jos eduskunta päättää hyväksyä periaatepäätöksen, tulevat päätöksen perustelut ja<text:s/>niissä mainitut vaatimukset myös eduskunnan hyväksymiksi. Tästä lähtökohdasta valiokunta pitää erittäin tär­keänä, että eduskunnalle annetaan ennen mahdollista rakentamislupaa selonteko niiden selvitys­ten sisällöstä, jotka periaatepäätöksen jälkeen tehdään. Ympäristövaliokunta esittääkin talousva­liokunnalle, että se ottaa asiasta mietintöönsä lausuman.</text:p>
      <text:p text:style-name="P199"/>
      <text:h text:style-name="Heading1" text:outline-level="1">Käytetyn ydinpolttoaineen loppusijoitus Ruotsissa</text:h>
      <text:p text:style-name="P200"/>
      <text:h text:style-name="Heading2" text:outline-level="2">Päätöksentekoprosessi</text:h>
      <text:p text:style-name="P201"/>
      <text:p text:style-name="P202">Käytetyn ydinpolttoaineen loppusijoitusta koskeva<text:s/>päätöksentekoprosessi on Ruotsissa jossain määrin erilainen kuin Suomessa. Ydinjätehuollosta vastaa Ruotsissa ydinvoimateollisuuden omistama yhtiö, SKB. Yhtiön tehtävänä on laatia ydinjätteen loppusijoitusta koskevat suunni­telmat ja esitykset. Päätösvalta<text:s/>loppusijoitussuunnitelmien ja esitysten hyväksymisestä sekä lop­pusijoituslaitoksen rakennus- ja käyttöluvista on maan hallituksella. Hallitus saa päätöksenteon pohjaksi arviot ydinvoiman tarkastuslaitokselta (SKI) ja säteilyturvallisuuslaitokselta (SSI).<text:s/>Hal­litusta avustaa päätöksenteossa myös ydinjäteneuvottelukunta (KASAM), joka arvioi Ruotsin ydinjätehuollon tieteellistä tasoa ja osaamista.</text:p>
      <text:p text:style-name="P203"/>
      <text:p text:style-name="P204">Hallitus ohjaa ja valvoo myös loppusijoitussuunnitelmien tekemistä. Ruotsin lainsäädäntö edel­lyttää, että SKB-yhtiö esittää joka kolmas vuosi ydinjätehuollon tutkimus-, suunnittelu- ja toi­menpideohjelman hallituksen arvioitavaksi.</text:p>
      <text:p text:style-name="P205"/>
      <text:h text:style-name="Heading2" text:outline-level="2">Loppusijoitussuunnitelmien eteneminen</text:h>
      <text:p text:style-name="P206"/>
      <text:p text:style-name="P207">SKB-yhtiö tutkii ja suunnittelee ensisijaisena loppusijoitusvaihtoehtona kallioperään tapahtuvaa sijoitusta. Suunnitelma vastaa suomalaista loppusijoitussuunnitelmaa. Viime vuonna hallitus hy­väksyi alustavasti sen, että Ruotsissa keskitytään tämän vaihtoehdon eteenpäin viemiseen. Näi­hin asti kalliovarastointia on vaadittu selvitettäväksi myös useiden kilometrien syvyisissä reiissä (ns. "syvä porareikä" -menetelmä). SKB-yhtiö ei kuitenkaan pidä ko. menetelmän suunnittelua enää tarkoituksenmukaisena eikä kilpailukykyisenä. Hallituksen on tarkoitus ottaa lopullisesti kantaa asiaan tänä keväänä.</text:p>
      <text:p text:style-name="P208"/>
      <text:p text:style-name="P209">SKB-yhtiö on valinnut marraskuussa 2000 kolme kuntaa paikkatutkimuksia varten. Hallitus ottaa myös tähän esitykseen kantaa tänä keväänä, minkä jälkeen kunnat tekevät omat päätöksensä. Jos kunnat/kunta suostuvat paikkatutkimuksiin, ne alkavat vuoden 2002 keväällä.</text:p>
      <text:p text:style-name="P210"/>
      <text:p text:style-name="P211">Jos selvitykset etenevät suunnitelmien mukaan, SKB-yhtiö valitsee noin vuonna 2007-2008 ydinjätteen sijoituspaikan, johon rakennetaan ensin maanalaiset tutkimustilat. Tutkimustilojen rakentamiseen tarvitaan rakennuslupa. Tutkimustiloihin on tarkoitus rakentaa myös "oikea" lop­pusijoitustila koeluonteisesti. Sinne loppusijoitettaisiin 5-10 prosenttia siitä käytetyn ydinpoltto­aineen määrästä, joka kokonaisuudessaan on tarkoitus loppusijoittaa.</text:p>
      <text:p text:style-name="P212"/>
      <text:soft-page-break/>
      <text:p text:style-name="P213">Yhteenvetona Ruotsin tilanteesta Suomeen verrattuna voidaan todeta, että kummankin maan loppusijoitusprosessi on johtamassa päätösmenettelyjen erilaisuudesta huolimatta varsin saman­laiseen loppusijoitusmenetelmään suunnilleen samassa aikataulussa. Loppusijoituslaitos sijoite­taan kummassakin maassa kuntaan,<text:s/>joka puoltaa sen rakentamista.</text:p>
      <text:p text:style-name="P214"/>
      <text:h text:style-name="Heading1" text:outline-level="1">Kustannukset ja rahoitus</text:h>
      <text:p text:style-name="P215"/>
      <text:p text:style-name="P216">Ympäristövaliokunta on saanut asian käsittelyn yhteydessä vain yleispiirteistä selvitystä käytetyn ydinpolttoaineen loppusijoituksen kustannuksista ja rahoituksesta. Saatu selvitys on ollut riittä­mätöntä kustannusten ja rahoituksen kokonaisvaltaiseksi arvioimiseksi.</text:p>
      <text:p text:style-name="P217"/>
      <text:p text:style-name="P218">Kun loppusijoituksen kustannukset ja rahoitus eivät kuulu ympäristövaliokunnan varsinaiseen toimialaan, ympäristövaliokunta esittää, että talousvaliokunta paneutuu huolella loppusijoituksen taloudelliseen puoleen. Ympäristövaliokunnan mielestä tarkemmin selvitettäviä kysymyksiä ovat ainakin ydinjätehuoltorahaston takaisinlainaukset ja niiden vakuudet sekä loppusijoituslaitokset sulkemisen jälkeiset kustannukset.</text:p>
      <text:p text:style-name="P219"/>
      <text:p text:style-name="P220">Vastuu loppusijoituslaitoksesta ja kaikista kustannuksista, joita siitä sulkemisen jälkeen mahdol­lisesti aiheutuu, kuuluu nykyisen lainsäädännön mukaan yksiselitteisesti valtiolle. Tällaisia kus­tannuksia voivat olla loppusijoituspaikan avaamiskustannukset ja valvontakustannukset.</text:p>
      <text:p text:style-name="P221"/>
      <text:p text:style-name="P222">Periaatepäätöksessä edellytetään avaamisen kustannukset selvitettäväksi jatkossa. Tästä huoli­matta ympäristövaliokunta pitää tärkeänä, että talousvaliokunta tutkii, voidaanko tässä vaiheessa saada jonkinlainen arvio kustannuksista, koska kysymys<text:s/>on valtion vastuulle tulevasta meno­erästä.</text:p>
      <text:p text:style-name="P223"/>
      <text:p text:style-name="P224">Periaatepäätöksen mukaan loppusijoituksen suunnittelussa lähdetään siitä, että pitkäaikaisturval­lisuuden varmistaminen ei edellytä loppusijoituspaikan valvontaa. Säteilyturvakeskuksen turval­lisuusarviossa katsotaan myös, että jätekapseleihin suoranaisesti kohdistuvat valvontatoimet sa­moin kuin loppusijoitustilan kiteiseen kallioperään kohdistuvat valvontatoimet eivät näytä mah­dollisilta heikentämättä samalla turvallisuutta. Osa loppusijoituslaitoksen kuiluista ja päätunne­leista voidaan kuitenkin säteilyturvakeskuksen arvion mukaan pitää haluttaessa käytön jälkeen avoimina, jotta loppusijoitustiloja voidaan tarkkailla ja jotta jätekapselien palautettavuus olisi helpompaa. Näin ollen ei ole poissuljettua, etteikö seurantaa ja valvontaa tehtäisi myös loppusi­joituslaitoksen sulkemisen jälkeen. Säännönmukaista seurantaa ja valvontaa edellyttänevät myös periaatepäätöksen mukaiset pitkäaikaisturvallisuuden vaatimukset, joihin sisältyy altistusehtoja. Ydinmateriaalin valvonnasta on joka tapauksessa huolehdittava tilojen sulkemisen jälkeen, sillä kansainväliset sopimukset eivät mahdollista valvonnan täydellistä lopettamista.</text:p>
      <text:p text:style-name="P225"/>
      <text:p text:style-name="P226">Edellä olevan perusteilla ympäristövaliokunta esittää, että talousvaliokunta<text:s/>selvittää myös val­vonnasta valtiolle mahdollisesti aiheutuvien kustannusten suuruusluokan.</text:p>
      <text:p text:style-name="P227"/>
      <text:h text:style-name="Heading1" text:outline-level="1">Lausunto</text:h>
      <text:p text:style-name="P228"/>
      <text:p text:style-name="P229">Lausuntonaan ympäristövaliokunta kunnioittavasti esittää, että ympäristön ja turvallisuuden kan­nalta ei ole esteitä hyväksyä valtioneuvoston periaatepäätöstä, että talousvaliokunta ottaa mie­tintöönsä lausuman selonteon antamisesta eduskunnalle ennen loppusijoituslaitoksen mahdollista rakentamislupaa ja että talousvaliokunta mietinnössään selvittää loppusijoituslaitoksen kustan­nuksiin ja rahoitukseen liittyviä kysymyksiä siten, kuin tässä lausunnossa on esitetty.</text:p>
      <text:p text:style-name="P230"/>
      <text:p text:style-name="P231">Helsingissä 16 päivänä maaliskuuta 2001</text:p>
      <text:soft-page-break/>
      <text:p text:style-name="P232">Asian ratkaisevaan käsittelyyn valiokunnassa ovat ottaneet osaa</text:p>
      <text:p text:style-name="P233"/>
      <text:p text:style-name="P234"><text:s text:c="11"/>pj. Pentti Tiusanen /vas</text:p>
      <text:p text:style-name="P235"><text:s text:c="11"/>vpj. Tytti<text:s/>Isohookana-Asunmaa /kesk</text:p>
      <text:p text:style-name="P236"><text:s text:c="11"/>jäs. Christina Gestrin /r (osittain)</text:p>
      <text:p text:style-name="P237"><text:s text:c="11"/>Rakel Hiltunen /sd</text:p>
      <text:p text:style-name="P238"><text:s text:c="11"/>Susanna Huovinen /sd</text:p>
      <text:p text:style-name="P239"><text:s text:c="11"/>Marjukka Karttunen-Raiskio /kok (osittain)</text:p>
      <text:p text:style-name="P240"><text:s text:c="11"/>Tarja Kautto /sd</text:p>
      <text:p text:style-name="P241"><text:s text:c="11"/>Riitta Korhonen /kok (osittain)</text:p>
      <text:p text:style-name="P242"><text:s text:c="11"/>Esko Kurvinen /kok</text:p>
      <text:p text:style-name="P243"><text:s text:c="11"/>Kari Kärkkäinen /skl (osittain)</text:p>
      <text:p text:style-name="P244"><text:s text:c="11"/>Jari Leppä /kesk (osittain)</text:p>
      <text:p text:style-name="P245"><text:s text:c="11"/>Hanna Markkula-Kivisilta /kok</text:p>
      <text:p text:style-name="P246"><text:s text:c="11"/>Rauha-Maria Mertjärvi /vihr</text:p>
      <text:p text:style-name="P247"><text:s text:c="11"/>Säde Tahvanainen /sd</text:p>
      <text:p text:style-name="P248"><text:s text:c="11"/>Hannu Takkula /kesk (osittain)</text:p>
      <text:p text:style-name="P249"><text:s text:c="11"/>Pia Viitanen /sd (osittain)</text:p>
      <text:p text:style-name="P250"><text:s text:c="11"/>Pekka Vilkuna /kesk</text:p>
      <text:p text:style-name="P251"><text:s text:c="11"/>vjäs. Katja Syvärinen /vas (osittain)</text:p>
      <text:p text:style-name="P252"/>
      <text:p text:style-name="P253"/>
      <text:p text:style-name="P254"><text:s/>Valiokunnan sihteerinä on toiminut</text:p>
      <text:p text:style-name="P255"/>
      <text:p text:style-name="P256"><text:s text:c="11"/>valiokuntaneuvos Salme Kandol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keep-with-next="always" fo:text-align="justify" fo:margin-right="0.1958in"/>
      <style:text-properties fo:font-weight="bold" style:font-weight-asian="bold" fo:hyphenate="false"/>
    </style:style>
    <style:style style:name="Heading2" style:display-name="Heading 2" style:family="paragraph" style:parent-style-name="Standard" style:default-outline-level="2">
      <style:paragraph-properties fo:keep-with-next="always" fo:text-align="justify" fo:margin-right="0.1958in"/>
      <style:text-properties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yr" style:font-name-complex="Times New Roman Greek"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DocumentMap" style:display-name="DocumentMap" style:family="paragraph">
      <style:paragraph-properties fo:widows="2" fo:orphans="2" style:vertical-align="auto"/>
      <style:text-properties style:font-name="Times New Roman" style:font-name-asian="Times New Roman Cyr" style:font-name-complex="Times New Roman Greek" fo:font-size="10pt" style:font-size-asian="10pt" style:language-asian="fi" style:country-asian="FI"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T2" style:parent-style-name="PageNumber" style:family="text">
      <style:text-properties style:language-asian="fi" style:country-asian="FI"/>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non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in" svg:width="0.01597in" svg:height="0in" style:rel-width="scale" style:rel-height="scale"><draw:text-box><text:p text:style-name="Footer"><text:span text:style-name="T2"><text:page-number text:fixed="false">13</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kistamaton </dc:title>
    <meta:initial-creator>Petteri Suominen</meta:initial-creator>
    <dc:creator>Jarkko Päivärinta (TAU)</dc:creator>
    <meta:creation-date>2003-04-25T10:44:00Z</meta:creation-date>
    <dc:date>2020-12-01T07:27:00Z</dc:date>
    <meta:print-date>2002-03-26T11:07:00Z</meta:print-date>
    <meta:template xlink:href="Normal.dotm" xlink:type="simple"/>
    <meta:editing-cycles>4</meta:editing-cycles>
    <meta:editing-duration>PT0S</meta:editing-duration>
    <meta:user-defined meta:name="Company">Tampereen yliopisto</meta:user-defined>
    <meta:user-defined meta:name="Operator">Tommi Rikkinen</meta:user-defined>
    <meta:document-statistic meta:page-count="13" meta:paragraph-count="84" meta:word-count="4638" meta:character-count="42129" meta:row-count="313" meta:non-whitespace-character-count="37575"/>
  </office:meta>
</office:document-meta>
</file>